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8.38mm"/>
    </style:style>
    <style:style style:name="co14" style:family="table-column">
      <style:table-column-properties fo:break-before="auto" style:column-width="17.5mm"/>
    </style:style>
    <style:style style:name="co15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padding="0.71mm"/>
    </style:style>
    <style:style style:name="ce3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77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Excel_5f_BuiltIn_5f_Comma_5f_0" style:data-style-name="N17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11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2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5">
        <office:forms form:automatic-focus="false" form:apply-design-mode="false"/>
        <table:table-header-columns>
          <table:table-column table:style-name="co1" table:default-cell-style-name="ce29"/>
          <table:table-column table:style-name="co2" table:default-cell-style-name="ce29"/>
        </table:table-header-columns>
        <table:table-column table:style-name="co3" table:number-columns-repeated="2" table:default-cell-style-name="ce29"/>
        <table:table-column table:style-name="co4" table:number-columns-repeated="2" table:default-cell-style-name="ce29"/>
        <table:table-column table:style-name="co5" table:default-cell-style-name="ce29"/>
        <table:table-column table:style-name="co6" table:number-columns-repeated="13" table:default-cell-style-name="ce29"/>
        <table:table-column table:style-name="co7" table:number-columns-repeated="6" table:default-cell-style-name="ce29"/>
        <table:table-column table:style-name="co8" table:number-columns-repeated="4" table:default-cell-style-name="ce29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89" table:number-columns-repeated="5"/>
            <table:table-cell table:style-name="ce97" table:number-columns-repeated="14"/>
            <table:table-cell table:style-name="ce99" table:number-columns-repeated="994"/>
          </table:table-row>
          <table:table-row table:style-name="ro2">
            <table:table-cell table:style-name="ce2" table:number-columns-repeated="9"/>
            <table:table-cell table:style-name="ce67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8"/>
            <table:table-cell table:style-name="ce89" table:number-columns-repeated="5"/>
            <table:table-cell table:style-name="ce97" table:number-columns-repeated="14"/>
            <table:table-cell table:style-name="ce99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0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0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7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7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7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7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7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5" office:value-type="string" office:string-value="終止" calcext:value-type="string">
              <text:p><text:s/>終止 </text:p>
            </table:table-cell>
            <table:table-cell table:style-name="ce65" office:value-type="string" office:string-value="結婚" calcext:value-type="string">
              <text:p><text:s/>結婚 </text:p>
            </table:table-cell>
            <table:table-cell table:style-name="ce79" office:value-type="string" calcext:value-type="string">
              <text:p>離婚</text:p>
            </table:table-cell>
            <table:table-cell table:style-name="ce90" table:number-columns-repeated="4"/>
            <table:table-cell table:number-columns-repeated="2"/>
            <table:table-cell table:style-name="ce98" table:number-columns-repeated="4"/>
            <table:table-cell table:style-name="ce90"/>
            <table:table-cell table:style-name="ce98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1"/>
            <table:covered-table-cell table:number-columns-repeated="5" table:style-name="ce58"/>
            <table:table-cell table:style-name="ce66" office:value-type="string" calcext:value-type="string">
              <text:p>收養</text:p>
            </table:table-cell>
            <table:table-cell table:style-name="ce66" office:value-type="string" calcext:value-type="string">
              <text:p>對數</text:p>
            </table:table-cell>
            <table:table-cell table:style-name="ce80" office:value-type="string" calcext:value-type="string">
              <text:p>對數</text:p>
            </table:table-cell>
            <table:table-cell table:style-name="ce91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635617" calcext:value-type="float">
            <text:p><text:s text:c="3"/>1,635,617</text:p>
          </table:table-cell>
          <table:table-cell table:style-name="ce40" office:value-type="float" office:value="1598111" calcext:value-type="float">
            <text:p><text:s text:c="3"/>1,598,111</text:p>
          </table:table-cell>
          <table:table-cell table:style-name="ce40" office:value-type="float" office:value="271450" calcext:value-type="float">
            <text:p><text:s text:c="3"/>271,450</text:p>
          </table:table-cell>
          <table:table-cell table:style-name="ce40" office:value-type="float" office:value="123180" calcext:value-type="float">
            <text:p><text:s text:c="3"/>123,180</text:p>
          </table:table-cell>
          <table:table-cell table:style-name="ce40" office:value-type="float" office:value="5340" calcext:value-type="float">
            <text:p><text:s text:c="3"/>5,340</text:p>
          </table:table-cell>
          <table:table-cell table:style-name="ce40" office:value-type="float" office:value="4083" calcext:value-type="float">
            <text:p><text:s text:c="3"/>4,083</text:p>
          </table:table-cell>
          <table:table-cell table:style-name="ce40" office:value-type="float" office:value="913" calcext:value-type="float">
            <text:p><text:s text:c="3"/>913</text:p>
          </table:table-cell>
          <table:table-cell table:style-name="ce40"/>
          <table:table-cell table:style-name="ce81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745645" calcext:value-type="float">
            <text:p><text:s text:c="3"/>745,645</text:p>
          </table:table-cell>
          <table:table-cell table:style-name="ce41" office:value-type="float" office:value="730863" calcext:value-type="float">
            <text:p><text:s text:c="3"/>730,863</text:p>
          </table:table-cell>
          <table:table-cell table:style-name="ce41" office:value-type="float" office:value="141462" calcext:value-type="float">
            <text:p><text:s text:c="3"/>141,462</text:p>
          </table:table-cell>
          <table:table-cell table:style-name="ce41" office:value-type="float" office:value="76600" calcext:value-type="float">
            <text:p><text:s text:c="3"/>76,600</text:p>
          </table:table-cell>
          <table:table-cell table:style-name="ce41" office:value-type="float" office:value="2750" calcext:value-type="float">
            <text:p><text:s text:c="3"/>2,750</text:p>
          </table:table-cell>
          <table:table-cell table:style-name="ce41" office:value-type="float" office:value="1864" calcext:value-type="float">
            <text:p><text:s text:c="3"/>1,864</text:p>
          </table:table-cell>
          <table:table-cell table:style-name="ce41" office:value-type="float" office:value="460" calcext:value-type="float">
            <text:p><text:s text:c="3"/>460</text:p>
          </table:table-cell>
          <table:table-cell table:style-name="ce41" office:value-type="float" office:value="145976" calcext:value-type="float">
            <text:p><text:s text:c="3"/>145,976</text:p>
          </table:table-cell>
          <table:table-cell table:style-name="ce82" office:value-type="float" office:value="43603" calcext:value-type="float">
            <text:p><text:s text:c="3"/>43,60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889972" calcext:value-type="float">
            <text:p><text:s text:c="3"/>889,972</text:p>
          </table:table-cell>
          <table:table-cell table:style-name="ce42" office:value-type="float" office:value="867248" calcext:value-type="float">
            <text:p><text:s text:c="3"/>867,248</text:p>
          </table:table-cell>
          <table:table-cell table:style-name="ce42" office:value-type="float" office:value="129988" calcext:value-type="float">
            <text:p><text:s text:c="3"/>129,988</text:p>
          </table:table-cell>
          <table:table-cell table:style-name="ce50" office:value-type="float" office:value="46580" calcext:value-type="float">
            <text:p><text:s text:c="3"/>46,580</text:p>
          </table:table-cell>
          <table:table-cell table:style-name="ce50" office:value-type="float" office:value="2590" calcext:value-type="float">
            <text:p><text:s text:c="3"/>2,590</text:p>
          </table:table-cell>
          <table:table-cell table:style-name="ce50" office:value-type="float" office:value="2219" calcext:value-type="float">
            <text:p><text:s text:c="3"/>2,219</text:p>
          </table:table-cell>
          <table:table-cell table:style-name="ce50" office:value-type="float" office:value="453" calcext:value-type="float">
            <text:p><text:s text:c="3"/>453</text:p>
          </table:table-cell>
          <table:table-cell table:style-name="ce50"/>
          <table:table-cell table:style-name="ce83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444021" calcext:value-type="float">
            <text:p><text:s text:c="3"/>1,444,021</text:p>
          </table:table-cell>
          <table:table-cell table:style-name="ce40" office:value-type="float" office:value="1437773" calcext:value-type="float">
            <text:p><text:s text:c="3"/>1,437,773</text:p>
          </table:table-cell>
          <table:table-cell table:style-name="ce40" office:value-type="float" office:value="283661" calcext:value-type="float">
            <text:p><text:s text:c="3"/>283,661</text:p>
          </table:table-cell>
          <table:table-cell table:style-name="ce40" office:value-type="float" office:value="126113" calcext:value-type="float">
            <text:p><text:s text:c="3"/>126,113</text:p>
          </table:table-cell>
          <table:table-cell table:style-name="ce40" office:value-type="float" office:value="5555" calcext:value-type="float">
            <text:p><text:s text:c="3"/>5,555</text:p>
          </table:table-cell>
          <table:table-cell table:style-name="ce40" office:value-type="float" office:value="4042" calcext:value-type="float">
            <text:p><text:s text:c="3"/>4,042</text:p>
          </table:table-cell>
          <table:table-cell table:style-name="ce40" office:value-type="float" office:value="1014" calcext:value-type="float">
            <text:p><text:s text:c="3"/>1,014</text:p>
          </table:table-cell>
          <table:table-cell table:style-name="ce49"/>
          <table:table-cell table:style-name="ce69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50283" calcext:value-type="float">
            <text:p><text:s text:c="3"/>650,283</text:p>
          </table:table-cell>
          <table:table-cell table:style-name="ce41" office:value-type="float" office:value="650932" calcext:value-type="float">
            <text:p><text:s text:c="3"/>650,932</text:p>
          </table:table-cell>
          <table:table-cell table:style-name="ce41" office:value-type="float" office:value="148042" calcext:value-type="float">
            <text:p><text:s text:c="3"/>148,042</text:p>
          </table:table-cell>
          <table:table-cell table:style-name="ce41" office:value-type="float" office:value="78073" calcext:value-type="float">
            <text:p><text:s text:c="3"/>78,073</text:p>
          </table:table-cell>
          <table:table-cell table:style-name="ce41" office:value-type="float" office:value="2902" calcext:value-type="float">
            <text:p><text:s text:c="3"/>2,902</text:p>
          </table:table-cell>
          <table:table-cell table:style-name="ce41" office:value-type="float" office:value="1854" calcext:value-type="float">
            <text:p><text:s text:c="3"/>1,854</text:p>
          </table:table-cell>
          <table:table-cell table:style-name="ce41" office:value-type="float" office:value="553" calcext:value-type="float">
            <text:p><text:s text:c="3"/>553</text:p>
          </table:table-cell>
          <table:table-cell table:style-name="ce41" office:value-type="float" office:value="173209" calcext:value-type="float">
            <text:p><text:s text:c="3"/>173,209</text:p>
          </table:table-cell>
          <table:table-cell table:style-name="ce82" office:value-type="float" office:value="49003" calcext:value-type="float">
            <text:p><text:s text:c="3"/>49,00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93738" calcext:value-type="float">
            <text:p><text:s text:c="3"/>793,738</text:p>
          </table:table-cell>
          <table:table-cell table:style-name="ce42" office:value-type="float" office:value="786841" calcext:value-type="float">
            <text:p><text:s text:c="3"/>786,841</text:p>
          </table:table-cell>
          <table:table-cell table:style-name="ce42" office:value-type="float" office:value="135619" calcext:value-type="float">
            <text:p><text:s text:c="3"/>135,619</text:p>
          </table:table-cell>
          <table:table-cell table:style-name="ce42" office:value-type="float" office:value="48040" calcext:value-type="float">
            <text:p><text:s text:c="3"/>48,040</text:p>
          </table:table-cell>
          <table:table-cell table:style-name="ce42" office:value-type="float" office:value="2653" calcext:value-type="float">
            <text:p><text:s text:c="3"/>2,653</text:p>
          </table:table-cell>
          <table:table-cell table:style-name="ce42" office:value-type="float" office:value="2188" calcext:value-type="float">
            <text:p><text:s text:c="3"/>2,188</text:p>
          </table:table-cell>
          <table:table-cell table:style-name="ce42" office:value-type="float" office:value="461" calcext:value-type="float">
            <text:p><text:s text:c="3"/>461</text:p>
          </table:table-cell>
          <table:table-cell table:style-name="ce50"/>
          <table:table-cell table:style-name="ce83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381843" calcext:value-type="float">
            <text:p><text:s text:c="3"/>1,381,843</text:p>
          </table:table-cell>
          <table:table-cell table:style-name="ce40" office:value-type="float" office:value="1376912" calcext:value-type="float">
            <text:p><text:s text:c="3"/>1,376,912</text:p>
          </table:table-cell>
          <table:table-cell table:style-name="ce40" office:value-type="float" office:value="305312" calcext:value-type="float">
            <text:p><text:s text:c="3"/>305,312</text:p>
          </table:table-cell>
          <table:table-cell table:style-name="ce40" office:value-type="float" office:value="125958" calcext:value-type="float">
            <text:p><text:s text:c="3"/>125,958</text:p>
          </table:table-cell>
          <table:table-cell table:style-name="ce40" office:value-type="float" office:value="6044" calcext:value-type="float">
            <text:p><text:s text:c="3"/>6,044</text:p>
          </table:table-cell>
          <table:table-cell table:style-name="ce40" office:value-type="float" office:value="3988" calcext:value-type="float">
            <text:p><text:s text:c="3"/>3,988</text:p>
          </table:table-cell>
          <table:table-cell table:style-name="ce40" office:value-type="float" office:value="930" calcext:value-type="float">
            <text:p><text:s text:c="3"/>930</text:p>
          </table:table-cell>
          <table:table-cell table:style-name="ce49"/>
          <table:table-cell table:style-name="ce69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22797" calcext:value-type="float">
            <text:p><text:s text:c="3"/>622,797</text:p>
          </table:table-cell>
          <table:table-cell table:style-name="ce41" office:value-type="float" office:value="624978" calcext:value-type="float">
            <text:p><text:s text:c="3"/>624,978</text:p>
          </table:table-cell>
          <table:table-cell table:style-name="ce41" office:value-type="float" office:value="159726" calcext:value-type="float">
            <text:p><text:s text:c="3"/>159,726</text:p>
          </table:table-cell>
          <table:table-cell table:style-name="ce41" office:value-type="float" office:value="78223" calcext:value-type="float">
            <text:p><text:s text:c="3"/>78,223</text:p>
          </table:table-cell>
          <table:table-cell table:style-name="ce41" office:value-type="float" office:value="3081" calcext:value-type="float">
            <text:p><text:s text:c="3"/>3,081</text:p>
          </table:table-cell>
          <table:table-cell table:style-name="ce41" office:value-type="float" office:value="1843" calcext:value-type="float">
            <text:p><text:s text:c="3"/>1,843</text:p>
          </table:table-cell>
          <table:table-cell table:style-name="ce41" office:value-type="float" office:value="509" calcext:value-type="float">
            <text:p><text:s text:c="3"/>509</text:p>
          </table:table-cell>
          <table:table-cell table:style-name="ce41" office:value-type="float" office:value="181642" calcext:value-type="float">
            <text:p><text:s text:c="3"/>181,642</text:p>
          </table:table-cell>
          <table:table-cell table:style-name="ce82" office:value-type="float" office:value="52670" calcext:value-type="float">
            <text:p><text:s text:c="3"/>52,670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59046" calcext:value-type="float">
            <text:p><text:s text:c="3"/>759,046</text:p>
          </table:table-cell>
          <table:table-cell table:style-name="ce42" office:value-type="float" office:value="751934" calcext:value-type="float">
            <text:p><text:s text:c="3"/>751,934</text:p>
          </table:table-cell>
          <table:table-cell table:style-name="ce42" office:value-type="float" office:value="145586" calcext:value-type="float">
            <text:p><text:s text:c="3"/>145,586</text:p>
          </table:table-cell>
          <table:table-cell table:style-name="ce42" office:value-type="float" office:value="47735" calcext:value-type="float">
            <text:p><text:s text:c="3"/>47,735</text:p>
          </table:table-cell>
          <table:table-cell table:style-name="ce42" office:value-type="float" office:value="2963" calcext:value-type="float">
            <text:p><text:s text:c="3"/>2,963</text:p>
          </table:table-cell>
          <table:table-cell table:style-name="ce42" office:value-type="float" office:value="2145" calcext:value-type="float">
            <text:p><text:s text:c="3"/>2,145</text:p>
          </table:table-cell>
          <table:table-cell table:style-name="ce42" office:value-type="float" office:value="421" calcext:value-type="float">
            <text:p><text:s text:c="3"/>421</text:p>
          </table:table-cell>
          <table:table-cell table:style-name="ce68"/>
          <table:table-cell table:style-name="ce84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373363" calcext:value-type="float">
            <text:p><text:s text:c="3"/>1,373,363</text:p>
          </table:table-cell>
          <table:table-cell table:style-name="ce40" office:value-type="float" office:value="1377174" calcext:value-type="float">
            <text:p><text:s text:c="3"/>1,377,174</text:p>
          </table:table-cell>
          <table:table-cell table:style-name="ce40" office:value-type="float" office:value="260354" calcext:value-type="float">
            <text:p><text:s text:c="3"/>260,354</text:p>
          </table:table-cell>
          <table:table-cell table:style-name="ce40" office:value-type="float" office:value="127647" calcext:value-type="float">
            <text:p><text:s text:c="3"/>127,647</text:p>
          </table:table-cell>
          <table:table-cell table:style-name="ce40" office:value-type="float" office:value="5804" calcext:value-type="float">
            <text:p><text:s text:c="3"/>5,804</text:p>
          </table:table-cell>
          <table:table-cell table:style-name="ce40" office:value-type="float" office:value="3510" calcext:value-type="float">
            <text:p><text:s text:c="3"/>3,510</text:p>
          </table:table-cell>
          <table:table-cell table:style-name="ce40" office:value-type="float" office:value="897" calcext:value-type="float">
            <text:p><text:s text:c="3"/>897</text:p>
          </table:table-cell>
          <table:table-cell table:style-name="ce49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23899" calcext:value-type="float">
            <text:p><text:s text:c="3"/>623,899</text:p>
          </table:table-cell>
          <table:table-cell table:style-name="ce41" office:value-type="float" office:value="630575" calcext:value-type="float">
            <text:p><text:s text:c="3"/>630,575</text:p>
          </table:table-cell>
          <table:table-cell table:style-name="ce41" office:value-type="float" office:value="135596" calcext:value-type="float">
            <text:p><text:s text:c="3"/>135,596</text:p>
          </table:table-cell>
          <table:table-cell table:style-name="ce41" office:value-type="float" office:value="79319" calcext:value-type="float">
            <text:p><text:s text:c="3"/>79,319</text:p>
          </table:table-cell>
          <table:table-cell table:style-name="ce41" office:value-type="float" office:value="2976" calcext:value-type="float">
            <text:p><text:s text:c="3"/>2,976</text:p>
          </table:table-cell>
          <table:table-cell table:style-name="ce41" office:value-type="float" office:value="1703" calcext:value-type="float">
            <text:p><text:s text:c="3"/>1,703</text:p>
          </table:table-cell>
          <table:table-cell table:style-name="ce41" office:value-type="float" office:value="449" calcext:value-type="float">
            <text:p><text:s text:c="3"/>449</text:p>
          </table:table-cell>
          <table:table-cell table:style-name="ce41" office:value-type="float" office:value="170515" calcext:value-type="float">
            <text:p><text:s text:c="3"/>170,515</text:p>
          </table:table-cell>
          <table:table-cell table:style-name="ce82" office:value-type="float" office:value="56538" calcext:value-type="float">
            <text:p><text:s text:c="3"/>56,538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49464" calcext:value-type="float">
            <text:p><text:s text:c="3"/>749,464</text:p>
          </table:table-cell>
          <table:table-cell table:style-name="ce42" office:value-type="float" office:value="746599" calcext:value-type="float">
            <text:p><text:s text:c="3"/>746,599</text:p>
          </table:table-cell>
          <table:table-cell table:style-name="ce42" office:value-type="float" office:value="124758" calcext:value-type="float">
            <text:p><text:s text:c="3"/>124,758</text:p>
          </table:table-cell>
          <table:table-cell table:style-name="ce42" office:value-type="float" office:value="48328" calcext:value-type="float">
            <text:p><text:s text:c="3"/>48,328</text:p>
          </table:table-cell>
          <table:table-cell table:style-name="ce42" office:value-type="float" office:value="2828" calcext:value-type="float">
            <text:p><text:s text:c="3"/>2,828</text:p>
          </table:table-cell>
          <table:table-cell table:style-name="ce42" office:value-type="float" office:value="1807" calcext:value-type="float">
            <text:p><text:s text:c="3"/>1,807</text:p>
          </table:table-cell>
          <table:table-cell table:style-name="ce42" office:value-type="float" office:value="448" calcext:value-type="float">
            <text:p><text:s text:c="3"/>448</text:p>
          </table:table-cell>
          <table:table-cell table:style-name="ce50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452575" calcext:value-type="float">
            <text:p><text:s text:c="3"/>1,452,575</text:p>
          </table:table-cell>
          <table:table-cell table:style-name="ce40" office:value-type="float" office:value="1456261" calcext:value-type="float">
            <text:p><text:s text:c="3"/>1,456,261</text:p>
          </table:table-cell>
          <table:table-cell table:style-name="ce40" office:value-type="float" office:value="247530" calcext:value-type="float">
            <text:p><text:s text:c="3"/>247,530</text:p>
          </table:table-cell>
          <table:table-cell table:style-name="ce40" office:value-type="float" office:value="128636" calcext:value-type="float">
            <text:p><text:s text:c="3"/>128,636</text:p>
          </table:table-cell>
          <table:table-cell table:style-name="ce40" office:value-type="float" office:value="5579" calcext:value-type="float">
            <text:p><text:s text:c="3"/>5,579</text:p>
          </table:table-cell>
          <table:table-cell table:style-name="ce40" office:value-type="float" office:value="3453" calcext:value-type="float">
            <text:p><text:s text:c="3"/>3,453</text:p>
          </table:table-cell>
          <table:table-cell table:style-name="ce40" office:value-type="float" office:value="927" calcext:value-type="float">
            <text:p><text:s text:c="3"/>927</text:p>
          </table:table-cell>
          <table:table-cell table:style-name="ce49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61090" calcext:value-type="float">
            <text:p><text:s text:c="3"/>661,090</text:p>
          </table:table-cell>
          <table:table-cell table:style-name="ce41" office:value-type="float" office:value="667521" calcext:value-type="float">
            <text:p><text:s text:c="3"/>667,521</text:p>
          </table:table-cell>
          <table:table-cell table:style-name="ce41" office:value-type="float" office:value="129537" calcext:value-type="float">
            <text:p><text:s text:c="3"/>129,537</text:p>
          </table:table-cell>
          <table:table-cell table:style-name="ce41" office:value-type="float" office:value="79348" calcext:value-type="float">
            <text:p><text:s text:c="3"/>79,348</text:p>
          </table:table-cell>
          <table:table-cell table:style-name="ce41" office:value-type="float" office:value="2822" calcext:value-type="float">
            <text:p><text:s text:c="3"/>2,822</text:p>
          </table:table-cell>
          <table:table-cell table:style-name="ce41" office:value-type="float" office:value="1696" calcext:value-type="float">
            <text:p><text:s text:c="3"/>1,696</text:p>
          </table:table-cell>
          <table:table-cell table:style-name="ce41" office:value-type="float" office:value="479" calcext:value-type="float">
            <text:p><text:s text:c="3"/>479</text:p>
          </table:table-cell>
          <table:table-cell table:style-name="ce41" office:value-type="float" office:value="172655" calcext:value-type="float">
            <text:p><text:s text:c="3"/>172,655</text:p>
          </table:table-cell>
          <table:table-cell table:style-name="ce82" office:value-type="float" office:value="61213" calcext:value-type="float">
            <text:p><text:s text:c="3"/>61,213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91485" calcext:value-type="float">
            <text:p><text:s text:c="3"/>791,485</text:p>
          </table:table-cell>
          <table:table-cell table:style-name="ce42" office:value-type="float" office:value="788740" calcext:value-type="float">
            <text:p><text:s text:c="3"/>788,740</text:p>
          </table:table-cell>
          <table:table-cell table:style-name="ce42" office:value-type="float" office:value="117993" calcext:value-type="float">
            <text:p><text:s text:c="3"/>117,993</text:p>
          </table:table-cell>
          <table:table-cell table:style-name="ce42" office:value-type="float" office:value="49288" calcext:value-type="float">
            <text:p><text:s text:c="3"/>49,288</text:p>
          </table:table-cell>
          <table:table-cell table:style-name="ce42" office:value-type="float" office:value="2757" calcext:value-type="float">
            <text:p><text:s text:c="3"/>2,757</text:p>
          </table:table-cell>
          <table:table-cell table:style-name="ce42" office:value-type="float" office:value="1757" calcext:value-type="float">
            <text:p><text:s text:c="3"/>1,757</text:p>
          </table:table-cell>
          <table:table-cell table:style-name="ce42" office:value-type="float" office:value="448" calcext:value-type="float">
            <text:p><text:s text:c="3"/>448</text:p>
          </table:table-cell>
          <table:table-cell table:style-name="ce68" office:value-type="string" calcext:value-type="string">
            <text:p><text:s text:c="8"/></text:p>
          </table:table-cell>
          <table:table-cell table:style-name="ce84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273526" calcext:value-type="float">
            <text:p><text:s text:c="3"/>1,273,526</text:p>
          </table:table-cell>
          <table:table-cell table:style-name="ce40" office:value-type="float" office:value="1286021" calcext:value-type="float">
            <text:p><text:s text:c="3"/>1,286,021</text:p>
          </table:table-cell>
          <table:table-cell table:style-name="ce40" office:value-type="float" office:value="227070" calcext:value-type="float">
            <text:p><text:s text:c="3"/>227,070</text:p>
          </table:table-cell>
          <table:table-cell table:style-name="ce40" office:value-type="float" office:value="130801" calcext:value-type="float">
            <text:p><text:s text:c="3"/>130,801</text:p>
          </table:table-cell>
          <table:table-cell table:style-name="ce40" office:value-type="float" office:value="4842" calcext:value-type="float">
            <text:p><text:s text:c="3"/>4,842</text:p>
          </table:table-cell>
          <table:table-cell table:style-name="ce40" office:value-type="float" office:value="3072" calcext:value-type="float">
            <text:p><text:s text:c="3"/>3,072</text:p>
          </table:table-cell>
          <table:table-cell table:style-name="ce40" office:value-type="float" office:value="834" calcext:value-type="float">
            <text:p><text:s text:c="3"/>834</text:p>
          </table:table-cell>
          <table:table-cell table:style-name="ce69" office:value-type="string" calcext:value-type="string">
            <text:p><text:s text:c="8"/></text:p>
          </table:table-cell>
          <table:table-cell table:style-name="ce6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82232" calcext:value-type="float">
            <text:p><text:s text:c="3"/>582,232</text:p>
          </table:table-cell>
          <table:table-cell table:style-name="ce43" office:value-type="float" office:value="591179" calcext:value-type="float">
            <text:p><text:s text:c="3"/>591,179</text:p>
          </table:table-cell>
          <table:table-cell table:style-name="ce60" office:value-type="float" office:value="118984" calcext:value-type="float">
            <text:p><text:s text:c="3"/>118,984</text:p>
          </table:table-cell>
          <table:table-cell table:style-name="ce60" office:value-type="float" office:value="80384" calcext:value-type="float">
            <text:p><text:s text:c="3"/>80,384</text:p>
          </table:table-cell>
          <table:table-cell table:style-name="ce60" office:value-type="float" office:value="2555" calcext:value-type="float">
            <text:p><text:s text:c="3"/>2,555</text:p>
          </table:table-cell>
          <table:table-cell table:style-name="ce60" office:value-type="float" office:value="1468" calcext:value-type="float">
            <text:p><text:s text:c="3"/>1,468</text:p>
          </table:table-cell>
          <table:table-cell table:style-name="ce60" office:value-type="float" office:value="457" calcext:value-type="float">
            <text:p><text:s text:c="3"/>457</text:p>
          </table:table-cell>
          <table:table-cell table:style-name="ce60" office:value-type="float" office:value="171483" calcext:value-type="float">
            <text:p><text:s text:c="3"/>171,483</text:p>
          </table:table-cell>
          <table:table-cell table:style-name="ce60" office:value-type="float" office:value="64866" calcext:value-type="float">
            <text:p><text:s text:c="3"/>64,866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4" office:value-type="float" office:value="691294" calcext:value-type="float">
            <text:p><text:s text:c="3"/>691,294</text:p>
          </table:table-cell>
          <table:table-cell table:style-name="ce44" office:value-type="float" office:value="694842" calcext:value-type="float">
            <text:p><text:s text:c="3"/>694,842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50" office:value-type="float" office:value="50417" calcext:value-type="float">
            <text:p><text:s text:c="3"/>50,417</text:p>
          </table:table-cell>
          <table:table-cell table:style-name="ce50" office:value-type="float" office:value="2287" calcext:value-type="float">
            <text:p><text:s text:c="3"/>2,287</text:p>
          </table:table-cell>
          <table:table-cell table:style-name="ce50" office:value-type="float" office:value="1604" calcext:value-type="float">
            <text:p><text:s text:c="3"/>1,604</text:p>
          </table:table-cell>
          <table:table-cell table:style-name="ce50" office:value-type="float" office:value="377" calcext:value-type="float">
            <text:p><text:s text:c="3"/>377</text:p>
          </table:table-cell>
          <table:table-cell table:style-name="ce7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264937" calcext:value-type="float">
            <text:p><text:s text:c="3"/>1,264,937</text:p>
          </table:table-cell>
          <table:table-cell table:style-name="ce40" office:value-type="float" office:value="1261692" calcext:value-type="float">
            <text:p><text:s text:c="3"/>1,261,692</text:p>
          </table:table-cell>
          <table:table-cell table:style-name="ce40" office:value-type="float" office:value="216419" calcext:value-type="float">
            <text:p><text:s text:c="3"/>216,419</text:p>
          </table:table-cell>
          <table:table-cell table:style-name="ce40" office:value-type="float" office:value="135092" calcext:value-type="float">
            <text:p><text:s text:c="3"/>135,092</text:p>
          </table:table-cell>
          <table:table-cell table:style-name="ce40" office:value-type="float" office:value="4940" calcext:value-type="float">
            <text:p><text:s text:c="3"/>4,940</text:p>
          </table:table-cell>
          <table:table-cell table:style-name="ce40" office:value-type="float" office:value="2752" calcext:value-type="float">
            <text:p><text:s text:c="3"/>2,752</text:p>
          </table:table-cell>
          <table:table-cell table:style-name="ce40" office:value-type="float" office:value="945" calcext:value-type="float">
            <text:p><text:s text:c="3"/>94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78462" calcext:value-type="float">
            <text:p><text:s text:c="3"/>578,462</text:p>
          </table:table-cell>
          <table:table-cell table:style-name="ce43" office:value-type="float" office:value="581882" calcext:value-type="float">
            <text:p><text:s text:c="3"/>581,882</text:p>
          </table:table-cell>
          <table:table-cell table:style-name="ce43" office:value-type="float" office:value="113639" calcext:value-type="float">
            <text:p><text:s text:c="3"/>113,639</text:p>
          </table:table-cell>
          <table:table-cell table:style-name="ce43" office:value-type="float" office:value="83696" calcext:value-type="float">
            <text:p><text:s text:c="3"/>83,696</text:p>
          </table:table-cell>
          <table:table-cell table:style-name="ce43" office:value-type="float" office:value="2623" calcext:value-type="float">
            <text:p><text:s text:c="3"/>2,623</text:p>
          </table:table-cell>
          <table:table-cell table:style-name="ce43" office:value-type="float" office:value="1339" calcext:value-type="float">
            <text:p><text:s text:c="3"/>1,339</text:p>
          </table:table-cell>
          <table:table-cell table:style-name="ce45" office:value-type="float" office:value="501" calcext:value-type="float">
            <text:p><text:s text:c="3"/>501</text:p>
          </table:table-cell>
          <table:table-cell table:style-name="ce43" office:value-type="float" office:value="131453" calcext:value-type="float">
            <text:p><text:s text:c="3"/>131,453</text:p>
          </table:table-cell>
          <table:table-cell table:style-name="ce43" office:value-type="float" office:value="62796" calcext:value-type="float">
            <text:p><text:s text:c="3"/>62,796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44" office:value-type="float" office:value="686475" calcext:value-type="float">
            <text:p><text:s text:c="3"/>686,475</text:p>
          </table:table-cell>
          <table:table-cell table:style-name="ce44" office:value-type="float" office:value="679810" calcext:value-type="float">
            <text:p><text:s text:c="3"/>679,810</text:p>
          </table:table-cell>
          <table:table-cell table:style-name="ce44" office:value-type="float" office:value="102780" calcext:value-type="float">
            <text:p><text:s text:c="3"/>102,780</text:p>
          </table:table-cell>
          <table:table-cell table:style-name="ce44" office:value-type="float" office:value="51396" calcext:value-type="float">
            <text:p><text:s text:c="3"/>51,396</text:p>
          </table:table-cell>
          <table:table-cell table:style-name="ce44" office:value-type="float" office:value="2317" calcext:value-type="float">
            <text:p><text:s text:c="3"/>2,317</text:p>
          </table:table-cell>
          <table:table-cell table:style-name="ce44" office:value-type="float" office:value="1413" calcext:value-type="float">
            <text:p><text:s text:c="3"/>1,413</text:p>
          </table:table-cell>
          <table:table-cell table:style-name="ce46" office:value-type="float" office:value="444" calcext:value-type="float">
            <text:p><text:s text:c="3"/>44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442018" calcext:value-type="float">
            <text:p><text:s text:c="3"/>1,442,018</text:p>
          </table:table-cell>
          <table:table-cell table:style-name="ce40" office:value-type="float" office:value="1427213" calcext:value-type="float">
            <text:p><text:s text:c="3"/>1,427,213</text:p>
          </table:table-cell>
          <table:table-cell table:style-name="ce40" office:value-type="float" office:value="205854" calcext:value-type="float">
            <text:p><text:s text:c="3"/>205,854</text:p>
          </table:table-cell>
          <table:table-cell table:style-name="ce40" office:value-type="float" office:value="139398" calcext:value-type="float">
            <text:p><text:s text:c="3"/>139,398</text:p>
          </table:table-cell>
          <table:table-cell table:style-name="ce40" office:value-type="float" office:value="5028" calcext:value-type="float">
            <text:p><text:s text:c="3"/>5,028</text:p>
          </table:table-cell>
          <table:table-cell table:style-name="ce40" office:value-type="float" office:value="2658" calcext:value-type="float">
            <text:p><text:s text:c="3"/>2,658</text:p>
          </table:table-cell>
          <table:table-cell table:style-name="ce40" office:value-type="float" office:value="895" calcext:value-type="float">
            <text:p><text:s text:c="3"/>895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59375" calcext:value-type="float">
            <text:p><text:s text:c="3"/>659,375</text:p>
          </table:table-cell>
          <table:table-cell table:style-name="ce45" office:value-type="float" office:value="659120" calcext:value-type="float">
            <text:p><text:s text:c="3"/>659,120</text:p>
          </table:table-cell>
          <table:table-cell table:style-name="ce45" office:value-type="float" office:value="107378" calcext:value-type="float">
            <text:p><text:s text:c="3"/>107,378</text:p>
          </table:table-cell>
          <table:table-cell table:style-name="ce45" office:value-type="float" office:value="86778" calcext:value-type="float">
            <text:p><text:s text:c="3"/>86,778</text:p>
          </table:table-cell>
          <table:table-cell table:style-name="ce45" office:value-type="float" office:value="2576" calcext:value-type="float">
            <text:p><text:s text:c="3"/>2,576</text:p>
          </table:table-cell>
          <table:table-cell table:style-name="ce45" office:value-type="float" office:value="1342" calcext:value-type="float">
            <text:p><text:s text:c="3"/>1,342</text:p>
          </table:table-cell>
          <table:table-cell table:style-name="ce45" office:value-type="float" office:value="491" calcext:value-type="float">
            <text:p><text:s text:c="3"/>491</text:p>
          </table:table-cell>
          <table:table-cell table:style-name="ce45" office:value-type="float" office:value="141140" calcext:value-type="float">
            <text:p><text:s text:c="3"/>141,140</text:p>
          </table:table-cell>
          <table:table-cell table:style-name="ce43" office:value-type="float" office:value="62571" calcext:value-type="float">
            <text:p><text:s text:c="3"/>62,571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782643" calcext:value-type="float">
            <text:p><text:s text:c="3"/>782,643</text:p>
          </table:table-cell>
          <table:table-cell table:style-name="ce46" office:value-type="float" office:value="768093" calcext:value-type="float">
            <text:p><text:s text:c="3"/>768,093</text:p>
          </table:table-cell>
          <table:table-cell table:style-name="ce46" office:value-type="float" office:value="98476" calcext:value-type="float">
            <text:p><text:s text:c="3"/>98,476</text:p>
          </table:table-cell>
          <table:table-cell table:style-name="ce46" office:value-type="float" office:value="52620" calcext:value-type="float">
            <text:p><text:s text:c="3"/>52,620</text:p>
          </table:table-cell>
          <table:table-cell table:style-name="ce46" office:value-type="float" office:value="2452" calcext:value-type="float">
            <text:p><text:s text:c="3"/>2,452</text:p>
          </table:table-cell>
          <table:table-cell table:style-name="ce46" office:value-type="float" office:value="1316" calcext:value-type="float">
            <text:p><text:s text:c="3"/>1,316</text:p>
          </table:table-cell>
          <table:table-cell table:style-name="ce46" office:value-type="float" office:value="404" calcext:value-type="float">
            <text:p><text:s text:c="3"/>40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414340" calcext:value-type="float">
            <text:p><text:s text:c="3"/>1,414,340</text:p>
          </table:table-cell>
          <table:table-cell table:style-name="ce40" office:value-type="float" office:value="1376816" calcext:value-type="float">
            <text:p><text:s text:c="3"/>1,376,816</text:p>
          </table:table-cell>
          <table:table-cell table:style-name="ce40" office:value-type="float" office:value="204459" calcext:value-type="float">
            <text:p><text:s text:c="3"/>204,459</text:p>
          </table:table-cell>
          <table:table-cell table:style-name="ce40" office:value-type="float" office:value="135839" calcext:value-type="float">
            <text:p><text:s text:c="3"/>135,839</text:p>
          </table:table-cell>
          <table:table-cell table:style-name="ce40" office:value-type="float" office:value="5037" calcext:value-type="float">
            <text:p><text:s text:c="3"/>5,037</text:p>
          </table:table-cell>
          <table:table-cell table:style-name="ce40" office:value-type="float" office:value="2626" calcext:value-type="float">
            <text:p><text:s text:c="3"/>2,626</text:p>
          </table:table-cell>
          <table:table-cell table:style-name="ce40" office:value-type="float" office:value="1028" calcext:value-type="float">
            <text:p><text:s text:c="3"/>1,028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634734" calcext:value-type="float">
            <text:p><text:s text:c="3"/>634,734</text:p>
          </table:table-cell>
          <table:table-cell table:style-name="ce43" office:value-type="float" office:value="627603" calcext:value-type="float">
            <text:p><text:s text:c="3"/>627,603</text:p>
          </table:table-cell>
          <table:table-cell table:style-name="ce43" office:value-type="float" office:value="106936" calcext:value-type="float">
            <text:p><text:s text:c="3"/>106,936</text:p>
          </table:table-cell>
          <table:table-cell table:style-name="ce43" office:value-type="float" office:value="84800" calcext:value-type="float">
            <text:p><text:s text:c="3"/>84,800</text:p>
          </table:table-cell>
          <table:table-cell table:style-name="ce43" office:value-type="float" office:value="2599" calcext:value-type="float">
            <text:p><text:s text:c="3"/>2,599</text:p>
          </table:table-cell>
          <table:table-cell table:style-name="ce43" office:value-type="float" office:value="1243" calcext:value-type="float">
            <text:p><text:s text:c="3"/>1,243</text:p>
          </table:table-cell>
          <table:table-cell table:style-name="ce43" office:value-type="float" office:value="516" calcext:value-type="float">
            <text:p><text:s text:c="3"/>516</text:p>
          </table:table-cell>
          <table:table-cell table:style-name="ce43" office:value-type="float" office:value="142669" calcext:value-type="float">
            <text:p><text:s text:c="3"/>142,669</text:p>
          </table:table-cell>
          <table:table-cell table:style-name="ce43" office:value-type="float" office:value="64540" calcext:value-type="float">
            <text:p><text:s text:c="3"/>64,540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779606" calcext:value-type="float">
            <text:p><text:s text:c="3"/>779,606</text:p>
          </table:table-cell>
          <table:table-cell table:style-name="ce43" office:value-type="float" office:value="749213" calcext:value-type="float">
            <text:p><text:s text:c="3"/>749,213</text:p>
          </table:table-cell>
          <table:table-cell table:style-name="ce43" office:value-type="float" office:value="97523" calcext:value-type="float">
            <text:p><text:s text:c="3"/>97,523</text:p>
          </table:table-cell>
          <table:table-cell table:style-name="ce43" office:value-type="float" office:value="51039" calcext:value-type="float">
            <text:p><text:s text:c="3"/>51,039</text:p>
          </table:table-cell>
          <table:table-cell table:style-name="ce43" office:value-type="float" office:value="2438" calcext:value-type="float">
            <text:p><text:s text:c="3"/>2,438</text:p>
          </table:table-cell>
          <table:table-cell table:style-name="ce43" office:value-type="float" office:value="1383" calcext:value-type="float">
            <text:p><text:s text:c="3"/>1,383</text:p>
          </table:table-cell>
          <table:table-cell table:style-name="ce43" office:value-type="float" office:value="512" calcext:value-type="float">
            <text:p><text:s text:c="3"/>512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7" office:value-type="float" office:value="1173040" calcext:value-type="float">
            <text:p><text:s text:c="3"/>1,173,040</text:p>
          </table:table-cell>
          <table:table-cell table:style-name="ce47" office:value-type="float" office:value="1154510" calcext:value-type="float">
            <text:p><text:s text:c="3"/>1,154,510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41111" calcext:value-type="float">
            <text:p><text:s text:c="3"/>141,111</text:p>
          </table:table-cell>
          <table:table-cell table:style-name="ce47" office:value-type="float" office:value="5353" calcext:value-type="float">
            <text:p><text:s text:c="3"/>5,353</text:p>
          </table:table-cell>
          <table:table-cell table:style-name="ce47" office:value-type="float" office:value="2540" calcext:value-type="float">
            <text:p><text:s text:c="3"/>2,540</text:p>
          </table:table-cell>
          <table:table-cell table:style-name="ce47" office:value-type="float" office:value="847" calcext:value-type="float">
            <text:p><text:s text:c="3"/>847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26719" calcext:value-type="float">
            <text:p><text:s text:c="3"/>526,719</text:p>
          </table:table-cell>
          <table:table-cell table:style-name="ce43" office:value-type="float" office:value="529528" calcext:value-type="float">
            <text:p><text:s text:c="3"/>529,528</text:p>
          </table:table-cell>
          <table:table-cell table:style-name="ce43" office:value-type="float" office:value="106898" calcext:value-type="float">
            <text:p><text:s text:c="3"/>106,898</text:p>
          </table:table-cell>
          <table:table-cell table:style-name="ce43" office:value-type="float" office:value="87029" calcext:value-type="float">
            <text:p><text:s text:c="3"/>87,029</text:p>
          </table:table-cell>
          <table:table-cell table:style-name="ce43" office:value-type="float" office:value="2754" calcext:value-type="float">
            <text:p><text:s text:c="3"/>2,754</text:p>
          </table:table-cell>
          <table:table-cell table:style-name="ce43" office:value-type="float" office:value="1230" calcext:value-type="float">
            <text:p><text:s text:c="3"/>1,230</text:p>
          </table:table-cell>
          <table:table-cell table:style-name="ce43" office:value-type="float" office:value="456" calcext:value-type="float">
            <text:p><text:s text:c="3"/>456</text:p>
          </table:table-cell>
          <table:table-cell table:style-name="ce43" office:value-type="float" office:value="135041" calcext:value-type="float">
            <text:p><text:s text:c="3"/>135,041</text:p>
          </table:table-cell>
          <table:table-cell table:style-name="ce43" office:value-type="float" office:value="58518" calcext:value-type="float">
            <text:p><text:s text:c="3"/>58,518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646321" calcext:value-type="float">
            <text:p><text:s text:c="3"/>646,321</text:p>
          </table:table-cell>
          <table:table-cell table:style-name="ce43" office:value-type="float" office:value="624982" calcext:value-type="float">
            <text:p><text:s text:c="3"/>624,982</text:p>
          </table:table-cell>
          <table:table-cell table:style-name="ce43" office:value-type="float" office:value="97516" calcext:value-type="float">
            <text:p><text:s text:c="3"/>97,516</text:p>
          </table:table-cell>
          <table:table-cell table:style-name="ce43" office:value-type="float" office:value="54082" calcext:value-type="float">
            <text:p><text:s text:c="3"/>54,082</text:p>
          </table:table-cell>
          <table:table-cell table:style-name="ce43" office:value-type="float" office:value="2599" calcext:value-type="float">
            <text:p><text:s text:c="3"/>2,599</text:p>
          </table:table-cell>
          <table:table-cell table:style-name="ce43" office:value-type="float" office:value="1310" calcext:value-type="float">
            <text:p><text:s text:c="3"/>1,310</text:p>
          </table:table-cell>
          <table:table-cell table:style-name="ce43" office:value-type="float" office:value="391" calcext:value-type="float">
            <text:p><text:s text:c="3"/>391</text:p>
          </table:table-cell>
          <table:table-cell table:style-name="ce43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96407" calcext:value-type="float">
            <text:p><text:s text:c="3"/>1,196,407</text:p>
          </table:table-cell>
          <table:table-cell table:style-name="ce48" office:value-type="float" office:value="1172845" calcext:value-type="float">
            <text:p><text:s text:c="3"/>1,172,845</text:p>
          </table:table-cell>
          <table:table-cell table:style-name="ce48" office:value-type="float" office:value="198733" calcext:value-type="float">
            <text:p><text:s text:c="3"/>198,733</text:p>
          </table:table-cell>
          <table:table-cell table:style-name="ce48" office:value-type="float" office:value="143624" calcext:value-type="float">
            <text:p><text:s text:c="3"/>143,624</text:p>
          </table:table-cell>
          <table:table-cell table:style-name="ce48" office:value-type="float" office:value="4989" calcext:value-type="float">
            <text:p><text:s text:c="3"/>4,989</text:p>
          </table:table-cell>
          <table:table-cell table:style-name="ce48" office:value-type="float" office:value="2889" calcext:value-type="float">
            <text:p><text:s text:c="3"/>2,889</text:p>
          </table:table-cell>
          <table:table-cell table:style-name="ce48" office:value-type="float" office:value="1167" calcext:value-type="float">
            <text:p><text:s text:c="3"/>1,167</text:p>
          </table:table-cell>
          <table:table-cell table:style-name="ce7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32441" calcext:value-type="float">
            <text:p><text:s text:c="3"/>532,441</text:p>
          </table:table-cell>
          <table:table-cell table:style-name="ce45" office:value-type="float" office:value="530253" calcext:value-type="float">
            <text:p><text:s text:c="3"/>530,253</text:p>
          </table:table-cell>
          <table:table-cell table:style-name="ce45" office:value-type="float" office:value="103937" calcext:value-type="float">
            <text:p><text:s text:c="3"/>103,937</text:p>
          </table:table-cell>
          <table:table-cell table:style-name="ce45" office:value-type="float" office:value="88541" calcext:value-type="float">
            <text:p><text:s text:c="3"/>88,541</text:p>
          </table:table-cell>
          <table:table-cell table:style-name="ce45" office:value-type="float" office:value="2573" calcext:value-type="float">
            <text:p><text:s text:c="3"/>2,573</text:p>
          </table:table-cell>
          <table:table-cell table:style-name="ce45" office:value-type="float" office:value="1425" calcext:value-type="float">
            <text:p><text:s text:c="3"/>1,425</text:p>
          </table:table-cell>
          <table:table-cell table:style-name="ce45" office:value-type="float" office:value="610" calcext:value-type="float">
            <text:p><text:s text:c="3"/>610</text:p>
          </table:table-cell>
          <table:table-cell table:style-name="ce45" office:value-type="float" office:value="154866" calcext:value-type="float">
            <text:p><text:s text:c="3"/>154,866</text:p>
          </table:table-cell>
          <table:table-cell table:style-name="ce43" office:value-type="float" office:value="55995" calcext:value-type="float">
            <text:p><text:s text:c="3"/>55,995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63966" calcext:value-type="float">
            <text:p><text:s text:c="3"/>663,966</text:p>
          </table:table-cell>
          <table:table-cell table:style-name="ce46" office:value-type="float" office:value="642592" calcext:value-type="float">
            <text:p><text:s text:c="3"/>642,592</text:p>
          </table:table-cell>
          <table:table-cell table:style-name="ce46" office:value-type="float" office:value="94796" calcext:value-type="float">
            <text:p><text:s text:c="3"/>94,796</text:p>
          </table:table-cell>
          <table:table-cell table:style-name="ce46" office:value-type="float" office:value="55083" calcext:value-type="float">
            <text:p><text:s text:c="3"/>55,083</text:p>
          </table:table-cell>
          <table:table-cell table:style-name="ce46" office:value-type="float" office:value="2416" calcext:value-type="float">
            <text:p><text:s text:c="3"/>2,416</text:p>
          </table:table-cell>
          <table:table-cell table:style-name="ce46" office:value-type="float" office:value="1464" calcext:value-type="float">
            <text:p><text:s text:c="3"/>1,464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3" office:value-type="float" office:value="1198561" calcext:value-type="float">
            <text:p><text:s text:c="3"/>1,198,561</text:p>
          </table:table-cell>
          <table:table-cell table:style-name="ce43" office:value-type="float" office:value="1163548" calcext:value-type="float">
            <text:p><text:s text:c="3"/>1,163,548</text:p>
          </table:table-cell>
          <table:table-cell table:style-name="ce43" office:value-type="float" office:value="191310" calcext:value-type="float">
            <text:p><text:s text:c="3"/>191,310</text:p>
          </table:table-cell>
          <table:table-cell table:style-name="ce43" office:value-type="float" office:value="143582" calcext:value-type="float">
            <text:p><text:s text:c="3"/>143,582</text:p>
          </table:table-cell>
          <table:table-cell table:style-name="ce43" office:value-type="float" office:value="4640" calcext:value-type="float">
            <text:p><text:s text:c="3"/>4,640</text:p>
          </table:table-cell>
          <table:table-cell table:style-name="ce43" office:value-type="float" office:value="3003" calcext:value-type="float">
            <text:p><text:s text:c="3"/>3,003</text:p>
          </table:table-cell>
          <table:table-cell table:style-name="ce43" office:value-type="float" office:value="1248" calcext:value-type="float">
            <text:p><text:s text:c="3"/>1,248</text:p>
          </table:table-cell>
          <table:table-cell table:style-name="ce7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32654" calcext:value-type="float">
            <text:p><text:s text:c="3"/>532,654</text:p>
          </table:table-cell>
          <table:table-cell table:style-name="ce43" office:value-type="float" office:value="533675" calcext:value-type="float">
            <text:p><text:s text:c="3"/>533,675</text:p>
          </table:table-cell>
          <table:table-cell table:style-name="ce43" office:value-type="float" office:value="99492" calcext:value-type="float">
            <text:p><text:s text:c="3"/>99,492</text:p>
          </table:table-cell>
          <table:table-cell table:style-name="ce43" office:value-type="float" office:value="88088" calcext:value-type="float">
            <text:p><text:s text:c="3"/>88,088</text:p>
          </table:table-cell>
          <table:table-cell table:style-name="ce43" office:value-type="float" office:value="2383" calcext:value-type="float">
            <text:p><text:s text:c="3"/>2,383</text:p>
          </table:table-cell>
          <table:table-cell table:style-name="ce43" office:value-type="float" office:value="1465" calcext:value-type="float">
            <text:p><text:s text:c="3"/>1,465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43" office:value-type="float" office:value="117099" calcext:value-type="float">
            <text:p><text:s text:c="3"/>117,099</text:p>
          </table:table-cell>
          <table:table-cell table:style-name="ce43" office:value-type="float" office:value="57223" calcext:value-type="float">
            <text:p><text:s text:c="3"/>57,223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665907" calcext:value-type="float">
            <text:p><text:s text:c="3"/>665,907</text:p>
          </table:table-cell>
          <table:table-cell table:style-name="ce43" office:value-type="float" office:value="629873" calcext:value-type="float">
            <text:p><text:s text:c="3"/>629,873</text:p>
          </table:table-cell>
          <table:table-cell table:style-name="ce43" office:value-type="float" office:value="91818" calcext:value-type="float">
            <text:p><text:s text:c="3"/>91,818</text:p>
          </table:table-cell>
          <table:table-cell table:style-name="ce43" office:value-type="float" office:value="55494" calcext:value-type="float">
            <text:p><text:s text:c="3"/>55,494</text:p>
          </table:table-cell>
          <table:table-cell table:style-name="ce43" office:value-type="float" office:value="2257" calcext:value-type="float">
            <text:p><text:s text:c="3"/>2,257</text:p>
          </table:table-cell>
          <table:table-cell table:style-name="ce43" office:value-type="float" office:value="1538" calcext:value-type="float">
            <text:p><text:s text:c="3"/>1,538</text:p>
          </table:table-cell>
          <table:table-cell table:style-name="ce43" office:value-type="float" office:value="609" calcext:value-type="float">
            <text:p><text:s text:c="3"/>609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213899" calcext:value-type="float">
            <text:p><text:s text:c="3"/>1,213,899</text:p>
          </table:table-cell>
          <table:table-cell table:style-name="ce48" office:value-type="float" office:value="1192662" calcext:value-type="float">
            <text:p><text:s text:c="3"/>1,192,662</text:p>
          </table:table-cell>
          <table:table-cell table:style-name="ce48" office:value-type="float" office:value="166886" calcext:value-type="float">
            <text:p><text:s text:c="3"/>166,886</text:p>
          </table:table-cell>
          <table:table-cell table:style-name="ce48" office:value-type="float" office:value="145772" calcext:value-type="float">
            <text:p><text:s text:c="3"/>145,772</text:p>
          </table:table-cell>
          <table:table-cell table:style-name="ce48" office:value-type="float" office:value="4600" calcext:value-type="float">
            <text:p><text:s text:c="3"/>4,600</text:p>
          </table:table-cell>
          <table:table-cell table:style-name="ce48" office:value-type="float" office:value="2895" calcext:value-type="float">
            <text:p><text:s text:c="3"/>2,895</text:p>
          </table:table-cell>
          <table:table-cell table:style-name="ce48" office:value-type="float" office:value="1335" calcext:value-type="float">
            <text:p><text:s text:c="3"/>1,335</text:p>
          </table:table-cell>
          <table:table-cell table:style-name="ce7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42584" calcext:value-type="float">
            <text:p><text:s text:c="3"/>542,584</text:p>
          </table:table-cell>
          <table:table-cell table:style-name="ce45" office:value-type="float" office:value="542154" calcext:value-type="float">
            <text:p><text:s text:c="3"/>542,154</text:p>
          </table:table-cell>
          <table:table-cell table:style-name="ce45" office:value-type="float" office:value="87213" calcext:value-type="float">
            <text:p><text:s text:c="3"/>87,213</text:p>
          </table:table-cell>
          <table:table-cell table:style-name="ce45" office:value-type="float" office:value="89152" calcext:value-type="float">
            <text:p><text:s text:c="3"/>89,152</text:p>
          </table:table-cell>
          <table:table-cell table:style-name="ce45" office:value-type="float" office:value="2412" calcext:value-type="float">
            <text:p><text:s text:c="3"/>2,412</text:p>
          </table:table-cell>
          <table:table-cell table:style-name="ce45" office:value-type="float" office:value="1413" calcext:value-type="float">
            <text:p><text:s text:c="3"/>1,413</text:p>
          </table:table-cell>
          <table:table-cell table:style-name="ce45" office:value-type="float" office:value="678" calcext:value-type="float">
            <text:p><text:s text:c="3"/>678</text:p>
          </table:table-cell>
          <table:table-cell table:style-name="ce45" office:value-type="float" office:value="138819" calcext:value-type="float">
            <text:p><text:s text:c="3"/>138,819</text:p>
          </table:table-cell>
          <table:table-cell table:style-name="ce43" office:value-type="float" office:value="58115" calcext:value-type="float">
            <text:p><text:s text:c="3"/>58,115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71315" calcext:value-type="float">
            <text:p><text:s text:c="3"/>671,315</text:p>
          </table:table-cell>
          <table:table-cell table:style-name="ce46" office:value-type="float" office:value="650508" calcext:value-type="float">
            <text:p><text:s text:c="3"/>650,508</text:p>
          </table:table-cell>
          <table:table-cell table:style-name="ce46" office:value-type="float" office:value="79673" calcext:value-type="float">
            <text:p><text:s text:c="3"/>79,673</text:p>
          </table:table-cell>
          <table:table-cell table:style-name="ce46" office:value-type="float" office:value="56620" calcext:value-type="float">
            <text:p><text:s text:c="3"/>56,620</text:p>
          </table:table-cell>
          <table:table-cell table:style-name="ce46" office:value-type="float" office:value="2188" calcext:value-type="float">
            <text:p><text:s text:c="3"/>2,188</text:p>
          </table:table-cell>
          <table:table-cell table:style-name="ce46" office:value-type="float" office:value="1482" calcext:value-type="float">
            <text:p><text:s text:c="3"/>1,482</text:p>
          </table:table-cell>
          <table:table-cell table:style-name="ce46" office:value-type="float" office:value="657" calcext:value-type="float">
            <text:p><text:s text:c="3"/>657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128449" calcext:value-type="float">
            <text:p><text:s text:c="3"/>1,128,449</text:p>
          </table:table-cell>
          <table:table-cell table:style-name="ce40" office:value-type="float" office:value="1109372" calcext:value-type="float">
            <text:p><text:s text:c="3"/>1,109,372</text:p>
          </table:table-cell>
          <table:table-cell table:style-name="ce40" office:value-type="float" office:value="196627" calcext:value-type="float">
            <text:p><text:s text:c="3"/>196,627</text:p>
          </table:table-cell>
          <table:table-cell table:style-name="ce40" office:value-type="float" office:value="152915" calcext:value-type="float">
            <text:p><text:s text:c="3"/>152,915</text:p>
          </table:table-cell>
          <table:table-cell table:style-name="ce40" office:value-type="float" office:value="4424" calcext:value-type="float">
            <text:p><text:s text:c="3"/>4,424</text:p>
          </table:table-cell>
          <table:table-cell table:style-name="ce40" office:value-type="float" office:value="2680" calcext:value-type="float">
            <text:p><text:s text:c="3"/>2,680</text:p>
          </table:table-cell>
          <table:table-cell table:style-name="ce40" office:value-type="float" office:value="1268" calcext:value-type="float">
            <text:p><text:s text:c="3"/>1,268</text:p>
          </table:table-cell>
          <table:table-cell table:style-name="ce7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503564" calcext:value-type="float">
            <text:p><text:s text:c="3"/>503,564</text:p>
          </table:table-cell>
          <table:table-cell table:style-name="ce49" office:value-type="float" office:value="501248" calcext:value-type="float">
            <text:p><text:s text:c="3"/>501,248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3810" calcext:value-type="float">
            <text:p><text:s text:c="3"/>93,810</text:p>
          </table:table-cell>
          <table:table-cell table:style-name="ce49" office:value-type="float" office:value="2260" calcext:value-type="float">
            <text:p><text:s text:c="3"/>2,260</text:p>
          </table:table-cell>
          <table:table-cell table:style-name="ce49" office:value-type="float" office:value="1325" calcext:value-type="float">
            <text:p><text:s text:c="3"/>1,325</text:p>
          </table:table-cell>
          <table:table-cell table:style-name="ce49" office:value-type="float" office:value="652" calcext:value-type="float">
            <text:p><text:s text:c="3"/>652</text:p>
          </table:table-cell>
          <table:table-cell table:style-name="ce49" office:value-type="float" office:value="165327" calcext:value-type="float">
            <text:p><text:s text:c="3"/>165,327</text:p>
          </table:table-cell>
          <table:table-cell table:style-name="ce60" office:value-type="float" office:value="57008" calcext:value-type="float">
            <text:p><text:s text:c="3"/>57,008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2" office:value-type="string" office:string-value="女" calcext:value-type="string">
            <text:p><text:s/>女 </text:p>
          </table:table-cell>
          <table:table-cell table:style-name="ce50" office:value-type="float" office:value="624885" calcext:value-type="float">
            <text:p><text:s text:c="3"/>624,885</text:p>
          </table:table-cell>
          <table:table-cell table:style-name="ce50" office:value-type="float" office:value="608124" calcext:value-type="float">
            <text:p><text:s text:c="3"/>608,124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59105" calcext:value-type="float">
            <text:p><text:s text:c="3"/>59,105</text:p>
          </table:table-cell>
          <table:table-cell table:style-name="ce50" office:value-type="float" office:value="2164" calcext:value-type="float">
            <text:p><text:s text:c="3"/>2,164</text:p>
          </table:table-cell>
          <table:table-cell table:style-name="ce50" office:value-type="float" office:value="1355" calcext:value-type="float">
            <text:p><text:s text:c="3"/>1,355</text:p>
          </table:table-cell>
          <table:table-cell table:style-name="ce50" office:value-type="float" office:value="616" calcext:value-type="float">
            <text:p><text:s text:c="3"/>616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2084" calcext:value-type="float">
            <text:p><text:s text:c="3"/>102,084</text:p>
          </table:table-cell>
          <table:table-cell table:style-name="ce51" office:value-type="float" office:value="99229" calcext:value-type="float">
            <text:p><text:s text:c="3"/>99,229</text:p>
          </table:table-cell>
          <table:table-cell table:style-name="ce51" office:value-type="float" office:value="15887" calcext:value-type="float">
            <text:p><text:s text:c="3"/>15,887</text:p>
          </table:table-cell>
          <table:table-cell table:style-name="ce51" office:value-type="float" office:value="11141" calcext:value-type="float">
            <text:p><text:s text:c="3"/>11,141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32" calcext:value-type="float">
            <text:p><text:s text:c="3"/>232</text:p>
          </table:table-cell>
          <table:table-cell table:style-name="ce51" office:value-type="float" office:value="119" calcext:value-type="float">
            <text:p><text:s text:c="3"/>119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7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6003" calcext:value-type="float">
            <text:p><text:s text:c="3"/>46,003</text:p>
          </table:table-cell>
          <table:table-cell table:style-name="ce59" office:value-type="float" office:value="45203" calcext:value-type="float">
            <text:p><text:s text:c="3"/>45,203</text:p>
          </table:table-cell>
          <table:table-cell table:style-name="ce61" office:value-type="float" office:value="8329" calcext:value-type="float">
            <text:p><text:s text:c="3"/>8,329</text:p>
          </table:table-cell>
          <table:table-cell table:style-name="ce61" office:value-type="float" office:value="6754" calcext:value-type="float">
            <text:p><text:s text:c="3"/>6,754</text:p>
          </table:table-cell>
          <table:table-cell table:style-name="ce61" office:value-type="float" office:value="179" calcext:value-type="float">
            <text:p><text:s text:c="3"/>179</text:p>
          </table:table-cell>
          <table:table-cell table:style-name="ce61" office:value-type="float" office:value="108" calcext:value-type="float">
            <text:p><text:s text:c="3"/>108</text:p>
          </table:table-cell>
          <table:table-cell table:style-name="ce61" office:value-type="float" office:value="59" calcext:value-type="float">
            <text:p><text:s text:c="3"/>59</text:p>
          </table:table-cell>
          <table:table-cell table:style-name="ce61" office:value-type="float" office:value="11022" calcext:value-type="float">
            <text:p><text:s text:c="3"/>11,022</text:p>
          </table:table-cell>
          <table:table-cell table:style-name="ce61" office:value-type="float" office:value="5047" calcext:value-type="float">
            <text:p><text:s text:c="3"/>5,047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6081" calcext:value-type="float">
            <text:p><text:s text:c="3"/>56,081</text:p>
          </table:table-cell>
          <table:table-cell table:style-name="ce59" office:value-type="float" office:value="54026" calcext:value-type="float">
            <text:p><text:s text:c="3"/>54,026</text:p>
          </table:table-cell>
          <table:table-cell table:style-name="ce61" office:value-type="float" office:value="7558" calcext:value-type="float">
            <text:p><text:s text:c="3"/>7,558</text:p>
          </table:table-cell>
          <table:table-cell table:style-name="ce61" office:value-type="float" office:value="4387" calcext:value-type="float">
            <text:p><text:s text:c="3"/>4,387</text:p>
          </table:table-cell>
          <table:table-cell table:style-name="ce61" office:value-type="float" office:value="165" calcext:value-type="float">
            <text:p><text:s text:c="3"/>165</text:p>
          </table:table-cell>
          <table:table-cell table:style-name="ce61" office:value-type="float" office:value="124" calcext:value-type="float">
            <text:p><text:s text:c="3"/>124</text:p>
          </table:table-cell>
          <table:table-cell table:style-name="ce61" office:value-type="float" office:value="60" calcext:value-type="float">
            <text:p><text:s text:c="3"/>60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1602" calcext:value-type="float">
            <text:p><text:s text:c="3"/>111,602</text:p>
          </table:table-cell>
          <table:table-cell table:style-name="ce51" office:value-type="float" office:value="110552" calcext:value-type="float">
            <text:p><text:s text:c="3"/>110,552</text:p>
          </table:table-cell>
          <table:table-cell table:style-name="ce51" office:value-type="float" office:value="16797" calcext:value-type="float">
            <text:p><text:s text:c="3"/>16,797</text:p>
          </table:table-cell>
          <table:table-cell table:style-name="ce51" office:value-type="float" office:value="12287" calcext:value-type="float">
            <text:p><text:s text:c="3"/>12,287</text:p>
          </table:table-cell>
          <table:table-cell table:style-name="ce51" office:value-type="float" office:value="412" calcext:value-type="float">
            <text:p><text:s text:c="3"/>412</text:p>
          </table:table-cell>
          <table:table-cell table:style-name="ce51" office:value-type="float" office:value="261" calcext:value-type="float">
            <text:p><text:s text:c="3"/>261</text:p>
          </table:table-cell>
          <table:table-cell table:style-name="ce51" office:value-type="float" office:value="101" calcext:value-type="float">
            <text:p><text:s text:c="3"/>101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8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51759" calcext:value-type="float">
            <text:p><text:s text:c="3"/>51,759</text:p>
          </table:table-cell>
          <table:table-cell table:style-name="ce59" office:value-type="float" office:value="51655" calcext:value-type="float">
            <text:p><text:s text:c="3"/>51,655</text:p>
          </table:table-cell>
          <table:table-cell table:style-name="ce61" office:value-type="float" office:value="8636" calcext:value-type="float">
            <text:p><text:s text:c="3"/>8,636</text:p>
          </table:table-cell>
          <table:table-cell table:style-name="ce61" office:value-type="float" office:value="7544" calcext:value-type="float">
            <text:p><text:s text:c="3"/>7,544</text:p>
          </table:table-cell>
          <table:table-cell table:style-name="ce61" office:value-type="float" office:value="226" calcext:value-type="float">
            <text:p><text:s text:c="3"/>226</text:p>
          </table:table-cell>
          <table:table-cell table:style-name="ce61" office:value-type="float" office:value="121" calcext:value-type="float">
            <text:p><text:s text:c="3"/>121</text:p>
          </table:table-cell>
          <table:table-cell table:style-name="ce61" office:value-type="float" office:value="66" calcext:value-type="float">
            <text:p><text:s text:c="3"/>66</text:p>
          </table:table-cell>
          <table:table-cell table:style-name="ce61" office:value-type="float" office:value="5179" calcext:value-type="float">
            <text:p><text:s text:c="3"/>5,179</text:p>
          </table:table-cell>
          <table:table-cell table:style-name="ce61" office:value-type="float" office:value="5227" calcext:value-type="float">
            <text:p><text:s text:c="3"/>5,227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9843" calcext:value-type="float">
            <text:p><text:s text:c="3"/>59,843</text:p>
          </table:table-cell>
          <table:table-cell table:style-name="ce59" office:value-type="float" office:value="58897" calcext:value-type="float">
            <text:p><text:s text:c="3"/>58,897</text:p>
          </table:table-cell>
          <table:table-cell table:style-name="ce61" office:value-type="float" office:value="8161" calcext:value-type="float">
            <text:p><text:s text:c="3"/>8,161</text:p>
          </table:table-cell>
          <table:table-cell table:style-name="ce61" office:value-type="float" office:value="4743" calcext:value-type="float">
            <text:p><text:s text:c="3"/>4,743</text:p>
          </table:table-cell>
          <table:table-cell table:style-name="ce61" office:value-type="float" office:value="186" calcext:value-type="float">
            <text:p><text:s text:c="3"/>186</text:p>
          </table:table-cell>
          <table:table-cell table:style-name="ce61" office:value-type="float" office:value="140" calcext:value-type="float">
            <text:p><text:s text:c="3"/>140</text:p>
          </table:table-cell>
          <table:table-cell table:style-name="ce61" office:value-type="float" office:value="35" calcext:value-type="float">
            <text:p><text:s text:c="3"/>35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6912" calcext:value-type="float">
            <text:p><text:s text:c="3"/>106,912</text:p>
          </table:table-cell>
          <table:table-cell table:style-name="ce51" office:value-type="float" office:value="108946" calcext:value-type="float">
            <text:p><text:s text:c="3"/>108,946</text:p>
          </table:table-cell>
          <table:table-cell table:style-name="ce51" office:value-type="float" office:value="18003" calcext:value-type="float">
            <text:p><text:s text:c="3"/>18,003</text:p>
          </table:table-cell>
          <table:table-cell table:style-name="ce51" office:value-type="float" office:value="11660" calcext:value-type="float">
            <text:p><text:s text:c="3"/>11,660</text:p>
          </table:table-cell>
          <table:table-cell table:style-name="ce51" office:value-type="float" office:value="394" calcext:value-type="float">
            <text:p><text:s text:c="3"/>39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9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8162" calcext:value-type="float">
            <text:p><text:s text:c="3"/>48,162</text:p>
          </table:table-cell>
          <table:table-cell table:style-name="ce59" office:value-type="float" office:value="49737" calcext:value-type="float">
            <text:p><text:s text:c="3"/>49,737</text:p>
          </table:table-cell>
          <table:table-cell table:style-name="ce61" office:value-type="float" office:value="9383" calcext:value-type="float">
            <text:p><text:s text:c="3"/>9,383</text:p>
          </table:table-cell>
          <table:table-cell table:style-name="ce61" office:value-type="float" office:value="7180" calcext:value-type="float">
            <text:p><text:s text:c="3"/>7,180</text:p>
          </table:table-cell>
          <table:table-cell table:style-name="ce61" office:value-type="float" office:value="191" calcext:value-type="float">
            <text:p><text:s text:c="3"/>191</text:p>
          </table:table-cell>
          <table:table-cell table:style-name="ce61" office:value-type="float" office:value="100" calcext:value-type="float">
            <text:p><text:s text:c="3"/>100</text:p>
          </table:table-cell>
          <table:table-cell table:style-name="ce61" office:value-type="float" office:value="53" calcext:value-type="float">
            <text:p><text:s text:c="3"/>53</text:p>
          </table:table-cell>
          <table:table-cell table:style-name="ce61" office:value-type="float" office:value="13075" calcext:value-type="float">
            <text:p><text:s text:c="3"/>13,075</text:p>
          </table:table-cell>
          <table:table-cell table:style-name="ce61" office:value-type="float" office:value="5069" calcext:value-type="float">
            <text:p><text:s text:c="3"/>5,069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8750" calcext:value-type="float">
            <text:p><text:s text:c="3"/>58,750</text:p>
          </table:table-cell>
          <table:table-cell table:style-name="ce59" office:value-type="float" office:value="59209" calcext:value-type="float">
            <text:p><text:s text:c="3"/>59,209</text:p>
          </table:table-cell>
          <table:table-cell table:style-name="ce61" office:value-type="float" office:value="8620" calcext:value-type="float">
            <text:p><text:s text:c="3"/>8,620</text:p>
          </table:table-cell>
          <table:table-cell table:style-name="ce61" office:value-type="float" office:value="4480" calcext:value-type="float">
            <text:p><text:s text:c="3"/>4,480</text:p>
          </table:table-cell>
          <table:table-cell table:style-name="ce61" office:value-type="float" office:value="203" calcext:value-type="float">
            <text:p><text:s text:c="3"/>203</text:p>
          </table:table-cell>
          <table:table-cell table:style-name="ce61" office:value-type="float" office:value="117" calcext:value-type="float">
            <text:p><text:s text:c="3"/>117</text:p>
          </table:table-cell>
          <table:table-cell table:style-name="ce61" office:value-type="float" office:value="56" calcext:value-type="float">
            <text:p><text:s text:c="3"/>56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81191" calcext:value-type="float">
            <text:p><text:s text:c="3"/>81,191</text:p>
          </table:table-cell>
          <table:table-cell table:style-name="ce51" office:value-type="float" office:value="79088" calcext:value-type="float">
            <text:p><text:s text:c="3"/>79,088</text:p>
          </table:table-cell>
          <table:table-cell table:style-name="ce51" office:value-type="float" office:value="17136" calcext:value-type="float">
            <text:p><text:s text:c="3"/>17,136</text:p>
          </table:table-cell>
          <table:table-cell table:style-name="ce51" office:value-type="float" office:value="11581" calcext:value-type="float">
            <text:p><text:s text:c="3"/>11,581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119" calcext:value-type="float">
            <text:p><text:s text:c="3"/>119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0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4668" calcext:value-type="float">
            <text:p><text:s text:c="3"/>34,668</text:p>
          </table:table-cell>
          <table:table-cell table:style-name="ce59" office:value-type="float" office:value="34220" calcext:value-type="float">
            <text:p><text:s text:c="3"/>34,220</text:p>
          </table:table-cell>
          <table:table-cell table:style-name="ce61" office:value-type="float" office:value="8948" calcext:value-type="float">
            <text:p><text:s text:c="3"/>8,948</text:p>
          </table:table-cell>
          <table:table-cell table:style-name="ce61" office:value-type="float" office:value="7054" calcext:value-type="float">
            <text:p><text:s text:c="3"/>7,054</text:p>
          </table:table-cell>
          <table:table-cell table:style-name="ce61" office:value-type="float" office:value="210" calcext:value-type="float">
            <text:p><text:s text:c="3"/>210</text:p>
          </table:table-cell>
          <table:table-cell table:style-name="ce61" office:value-type="float" office:value="118" calcext:value-type="float">
            <text:p><text:s text:c="3"/>118</text:p>
          </table:table-cell>
          <table:table-cell table:style-name="ce61" office:value-type="float" office:value="63" calcext:value-type="float">
            <text:p><text:s text:c="3"/>63</text:p>
          </table:table-cell>
          <table:table-cell table:style-name="ce61" office:value-type="float" office:value="22064" calcext:value-type="float">
            <text:p><text:s text:c="3"/>22,064</text:p>
          </table:table-cell>
          <table:table-cell table:style-name="ce61" office:value-type="float" office:value="4711" calcext:value-type="float">
            <text:p><text:s text:c="3"/>4,711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6523" calcext:value-type="float">
            <text:p><text:s text:c="3"/>46,523</text:p>
          </table:table-cell>
          <table:table-cell table:style-name="ce59" office:value-type="float" office:value="44868" calcext:value-type="float">
            <text:p><text:s text:c="3"/>44,868</text:p>
          </table:table-cell>
          <table:table-cell table:style-name="ce61" office:value-type="float" office:value="8188" calcext:value-type="float">
            <text:p><text:s text:c="3"/>8,188</text:p>
          </table:table-cell>
          <table:table-cell table:style-name="ce61" office:value-type="float" office:value="4527" calcext:value-type="float">
            <text:p><text:s text:c="3"/>4,527</text:p>
          </table:table-cell>
          <table:table-cell table:style-name="ce61" office:value-type="float" office:value="155" calcext:value-type="float">
            <text:p><text:s text:c="3"/>155</text:p>
          </table:table-cell>
          <table:table-cell table:style-name="ce61" office:value-type="float" office:value="122" calcext:value-type="float">
            <text:p><text:s text:c="3"/>122</text:p>
          </table:table-cell>
          <table:table-cell table:style-name="ce61" office:value-type="float" office:value="56" calcext:value-type="float">
            <text:p><text:s text:c="3"/>56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74478" calcext:value-type="float">
            <text:p><text:s text:c="3"/>74,478</text:p>
          </table:table-cell>
          <table:table-cell table:style-name="ce51" office:value-type="float" office:value="71797" calcext:value-type="float">
            <text:p><text:s text:c="3"/>71,797</text:p>
          </table:table-cell>
          <table:table-cell table:style-name="ce51" office:value-type="float" office:value="18443" calcext:value-type="float">
            <text:p><text:s text:c="3"/>18,443</text:p>
          </table:table-cell>
          <table:table-cell table:style-name="ce51" office:value-type="float" office:value="12109" calcext:value-type="float">
            <text:p><text:s text:c="3"/>12,109</text:p>
          </table:table-cell>
          <table:table-cell table:style-name="ce51" office:value-type="float" office:value="356" calcext:value-type="float">
            <text:p><text:s text:c="3"/>356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95" calcext:value-type="float">
            <text:p><text:s text:c="3"/>95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1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1935" calcext:value-type="float">
            <text:p><text:s text:c="3"/>31,935</text:p>
          </table:table-cell>
          <table:table-cell table:style-name="ce59" office:value-type="float" office:value="31262" calcext:value-type="float">
            <text:p><text:s text:c="3"/>31,262</text:p>
          </table:table-cell>
          <table:table-cell table:style-name="ce61" office:value-type="float" office:value="9523" calcext:value-type="float">
            <text:p><text:s text:c="3"/>9,523</text:p>
          </table:table-cell>
          <table:table-cell table:style-name="ce61" office:value-type="float" office:value="7538" calcext:value-type="float">
            <text:p><text:s text:c="3"/>7,538</text:p>
          </table:table-cell>
          <table:table-cell table:style-name="ce61" office:value-type="float" office:value="169" calcext:value-type="float">
            <text:p><text:s text:c="3"/>169</text:p>
          </table:table-cell>
          <table:table-cell table:style-name="ce61" office:value-type="float" office:value="106" calcext:value-type="float">
            <text:p><text:s text:c="3"/>106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office:value-type="float" office:value="18286" calcext:value-type="float">
            <text:p><text:s text:c="3"/>18,286</text:p>
          </table:table-cell>
          <table:table-cell table:style-name="ce61" office:value-type="float" office:value="4757" calcext:value-type="float">
            <text:p><text:s text:c="3"/>4,757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2543" calcext:value-type="float">
            <text:p><text:s text:c="3"/>42,543</text:p>
          </table:table-cell>
          <table:table-cell table:style-name="ce59" office:value-type="float" office:value="40535" calcext:value-type="float">
            <text:p><text:s text:c="3"/>40,535</text:p>
          </table:table-cell>
          <table:table-cell table:style-name="ce61" office:value-type="float" office:value="8920" calcext:value-type="float">
            <text:p><text:s text:c="3"/>8,920</text:p>
          </table:table-cell>
          <table:table-cell table:style-name="ce61" office:value-type="float" office:value="4571" calcext:value-type="float">
            <text:p><text:s text:c="3"/>4,571</text:p>
          </table:table-cell>
          <table:table-cell table:style-name="ce61" office:value-type="float" office:value="187" calcext:value-type="float">
            <text:p><text:s text:c="3"/>187</text:p>
          </table:table-cell>
          <table:table-cell table:style-name="ce61" office:value-type="float" office:value="96" calcext:value-type="float">
            <text:p><text:s text:c="3"/>96</text:p>
          </table:table-cell>
          <table:table-cell table:style-name="ce61" office:value-type="float" office:value="45" calcext:value-type="float">
            <text:p><text:s text:c="3"/>45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72467" calcext:value-type="float">
            <text:p><text:s text:c="3"/>72,467</text:p>
          </table:table-cell>
          <table:table-cell table:style-name="ce51" office:value-type="float" office:value="68153" calcext:value-type="float">
            <text:p><text:s text:c="3"/>68,153</text:p>
          </table:table-cell>
          <table:table-cell table:style-name="ce51" office:value-type="float" office:value="18703" calcext:value-type="float">
            <text:p><text:s text:c="3"/>18,703</text:p>
          </table:table-cell>
          <table:table-cell table:style-name="ce51" office:value-type="float" office:value="12725" calcext:value-type="float">
            <text:p><text:s text:c="3"/>12,725</text:p>
          </table:table-cell>
          <table:table-cell table:style-name="ce51" office:value-type="float" office:value="392" calcext:value-type="float">
            <text:p><text:s text:c="3"/>392</text:p>
          </table:table-cell>
          <table:table-cell table:style-name="ce51" office:value-type="float" office:value="234" calcext:value-type="float">
            <text:p><text:s text:c="3"/>234</text:p>
          </table:table-cell>
          <table:table-cell table:style-name="ce51" office:value-type="float" office:value="115" calcext:value-type="float">
            <text:p><text:s text:c="3"/>115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2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0772" calcext:value-type="float">
            <text:p><text:s text:c="3"/>30,772</text:p>
          </table:table-cell>
          <table:table-cell table:style-name="ce59" office:value-type="float" office:value="29557" calcext:value-type="float">
            <text:p><text:s text:c="3"/>29,557</text:p>
          </table:table-cell>
          <table:table-cell table:style-name="ce61" office:value-type="float" office:value="9597" calcext:value-type="float">
            <text:p><text:s text:c="3"/>9,597</text:p>
          </table:table-cell>
          <table:table-cell table:style-name="ce61" office:value-type="float" office:value="7842" calcext:value-type="float">
            <text:p><text:s text:c="3"/>7,842</text:p>
          </table:table-cell>
          <table:table-cell table:style-name="ce61" office:value-type="float" office:value="190" calcext:value-type="float">
            <text:p><text:s text:c="3"/>190</text:p>
          </table:table-cell>
          <table:table-cell table:style-name="ce61" office:value-type="float" office:value="121" calcext:value-type="float">
            <text:p><text:s text:c="3"/>121</text:p>
          </table:table-cell>
          <table:table-cell table:style-name="ce61" office:value-type="float" office:value="58" calcext:value-type="float">
            <text:p><text:s text:c="3"/>58</text:p>
          </table:table-cell>
          <table:table-cell table:style-name="ce61" office:value-type="float" office:value="18911" calcext:value-type="float">
            <text:p><text:s text:c="3"/>18,911</text:p>
          </table:table-cell>
          <table:table-cell table:style-name="ce61" office:value-type="float" office:value="4538" calcext:value-type="float">
            <text:p><text:s text:c="3"/>4,538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1695" calcext:value-type="float">
            <text:p><text:s text:c="3"/>41,695</text:p>
          </table:table-cell>
          <table:table-cell table:style-name="ce59" office:value-type="float" office:value="38596" calcext:value-type="float">
            <text:p><text:s text:c="3"/>38,596</text:p>
          </table:table-cell>
          <table:table-cell table:style-name="ce61" office:value-type="float" office:value="9106" calcext:value-type="float">
            <text:p><text:s text:c="3"/>9,106</text:p>
          </table:table-cell>
          <table:table-cell table:style-name="ce61" office:value-type="float" office:value="4883" calcext:value-type="float">
            <text:p><text:s text:c="3"/>4,883</text:p>
          </table:table-cell>
          <table:table-cell table:style-name="ce61" office:value-type="float" office:value="202" calcext:value-type="float">
            <text:p><text:s text:c="3"/>202</text:p>
          </table:table-cell>
          <table:table-cell table:style-name="ce61" office:value-type="float" office:value="113" calcext:value-type="float">
            <text:p><text:s text:c="3"/>113</text:p>
          </table:table-cell>
          <table:table-cell table:style-name="ce61" office:value-type="float" office:value="57" calcext:value-type="float">
            <text:p><text:s text:c="3"/>57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1年</text:p>
            <text:p>截至7月止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668090" calcext:value-type="float">
            <text:p><text:s text:c="3"/>668,090</text:p>
          </table:table-cell>
          <table:table-cell table:style-name="ce48" office:value-type="float" office:value="655905" calcext:value-type="float">
            <text:p><text:s text:c="3"/>655,905</text:p>
          </table:table-cell>
          <table:table-cell table:style-name="ce48" office:value-type="float" office:value="124405" calcext:value-type="float">
            <text:p><text:s text:c="3"/>124,405</text:p>
          </table:table-cell>
          <table:table-cell table:style-name="ce48" office:value-type="float" office:value="93130" calcext:value-type="float">
            <text:p><text:s text:c="3"/>93,130</text:p>
          </table:table-cell>
          <table:table-cell table:style-name="ce48" office:value-type="float" office:value="2640" calcext:value-type="float">
            <text:p><text:s text:c="3"/>2,640</text:p>
          </table:table-cell>
          <table:table-cell table:style-name="ce48" office:value-type="float" office:value="1456" calcext:value-type="float">
            <text:p><text:s text:c="3"/>1,456</text:p>
          </table:table-cell>
          <table:table-cell table:style-name="ce48" office:value-type="float" office:value="725" calcext:value-type="float">
            <text:p><text:s text:c="3"/>725</text:p>
          </table:table-cell>
          <table:table-cell table:style-name="ce48"/>
          <table:table-cell table:style-name="ce47"/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02023" calcext:value-type="float">
            <text:p><text:s text:c="3"/>302,023</text:p>
          </table:table-cell>
          <table:table-cell table:style-name="ce45" office:value-type="float" office:value="299267" calcext:value-type="float">
            <text:p><text:s text:c="3"/>299,267</text:p>
          </table:table-cell>
          <table:table-cell table:style-name="ce45" office:value-type="float" office:value="64548" calcext:value-type="float">
            <text:p><text:s text:c="3"/>64,548</text:p>
          </table:table-cell>
          <table:table-cell table:style-name="ce45" office:value-type="float" office:value="56481" calcext:value-type="float">
            <text:p><text:s text:c="3"/>56,481</text:p>
          </table:table-cell>
          <table:table-cell table:style-name="ce45" office:value-type="float" office:value="1379" calcext:value-type="float">
            <text:p><text:s text:c="3"/>1,379</text:p>
          </table:table-cell>
          <table:table-cell table:style-name="ce45" office:value-type="float" office:value="680" calcext:value-type="float">
            <text:p><text:s text:c="3"/>680</text:p>
          </table:table-cell>
          <table:table-cell table:style-name="ce45" office:value-type="float" office:value="357" calcext:value-type="float">
            <text:p><text:s text:c="3"/>357</text:p>
          </table:table-cell>
          <table:table-cell table:style-name="ce45" office:value-type="float" office:value="83037" calcext:value-type="float">
            <text:p><text:s text:c="3"/>83,037</text:p>
          </table:table-cell>
          <table:table-cell table:style-name="ce43" office:value-type="float" office:value="32802" calcext:value-type="float">
            <text:p><text:s text:c="3"/>32,802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366067" calcext:value-type="float">
            <text:p><text:s text:c="3"/>366,067</text:p>
          </table:table-cell>
          <table:table-cell table:style-name="ce46" office:value-type="float" office:value="356638" calcext:value-type="float">
            <text:p><text:s text:c="3"/>356,638</text:p>
          </table:table-cell>
          <table:table-cell table:style-name="ce46" office:value-type="float" office:value="59857" calcext:value-type="float">
            <text:p><text:s text:c="3"/>59,857</text:p>
          </table:table-cell>
          <table:table-cell table:style-name="ce46" office:value-type="float" office:value="36649" calcext:value-type="float">
            <text:p><text:s text:c="3"/>36,649</text:p>
          </table:table-cell>
          <table:table-cell table:style-name="ce46" office:value-type="float" office:value="1261" calcext:value-type="float">
            <text:p><text:s text:c="3"/>1,261</text:p>
          </table:table-cell>
          <table:table-cell table:style-name="ce46" office:value-type="float" office:value="776" calcext:value-type="float">
            <text:p><text:s text:c="3"/>776</text:p>
          </table:table-cell>
          <table:table-cell table:style-name="ce46" office:value-type="float" office:value="368" calcext:value-type="float">
            <text:p><text:s text:c="3"/>368</text:p>
          </table:table-cell>
          <table:table-cell table:style-name="ce46"/>
          <table:table-cell table:style-name="ce44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69788" calcext:value-type="float">
            <text:p><text:s text:c="3"/>69,788</text:p>
          </table:table-cell>
          <table:table-cell table:style-name="ce51" office:value-type="float" office:value="66499" calcext:value-type="float">
            <text:p><text:s text:c="3"/>66,499</text:p>
          </table:table-cell>
          <table:table-cell table:style-name="ce51" office:value-type="float" office:value="15296" calcext:value-type="float">
            <text:p><text:s text:c="3"/>15,296</text:p>
          </table:table-cell>
          <table:table-cell table:style-name="ce51" office:value-type="float" office:value="12991" calcext:value-type="float">
            <text:p><text:s text:c="3"/>12,991</text:p>
          </table:table-cell>
          <table:table-cell table:style-name="ce51" office:value-type="float" office:value="310" calcext:value-type="float">
            <text:p><text:s text:c="3"/>310</text:p>
          </table:table-cell>
          <table:table-cell table:style-name="ce51" office:value-type="float" office:value="186" calcext:value-type="float">
            <text:p><text:s text:c="3"/>186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1094" calcext:value-type="float">
            <text:p><text:s text:c="3"/>31,094</text:p>
          </table:table-cell>
          <table:table-cell table:style-name="ce59" office:value-type="float" office:value="29868" calcext:value-type="float">
            <text:p><text:s text:c="3"/>29,868</text:p>
          </table:table-cell>
          <table:table-cell table:style-name="ce61" office:value-type="float" office:value="7955" calcext:value-type="float">
            <text:p><text:s text:c="3"/>7,955</text:p>
          </table:table-cell>
          <table:table-cell table:style-name="ce61" office:value-type="float" office:value="7979" calcext:value-type="float">
            <text:p><text:s text:c="3"/>7,979</text:p>
          </table:table-cell>
          <table:table-cell table:style-name="ce61" office:value-type="float" office:value="149" calcext:value-type="float">
            <text:p><text:s text:c="3"/>149</text:p>
          </table:table-cell>
          <table:table-cell table:style-name="ce61" office:value-type="float" office:value="98" calcext:value-type="float">
            <text:p><text:s text:c="3"/>98</text:p>
          </table:table-cell>
          <table:table-cell table:style-name="ce61" office:value-type="float" office:value="36" calcext:value-type="float">
            <text:p><text:s text:c="3"/>36</text:p>
          </table:table-cell>
          <table:table-cell table:style-name="ce61" office:value-type="float" office:value="14442" calcext:value-type="float">
            <text:p><text:s text:c="3"/>14,442</text:p>
          </table:table-cell>
          <table:table-cell table:style-name="ce61" office:value-type="float" office:value="3633" calcext:value-type="float">
            <text:p><text:s text:c="3"/>3,633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38694" calcext:value-type="float">
            <text:p><text:s text:c="3"/>38,694</text:p>
          </table:table-cell>
          <table:table-cell table:style-name="ce59" office:value-type="float" office:value="36631" calcext:value-type="float">
            <text:p><text:s text:c="3"/>36,631</text:p>
          </table:table-cell>
          <table:table-cell table:style-name="ce61" office:value-type="float" office:value="7341" calcext:value-type="float">
            <text:p><text:s text:c="3"/>7,341</text:p>
          </table:table-cell>
          <table:table-cell table:style-name="ce61" office:value-type="float" office:value="5012" calcext:value-type="float">
            <text:p><text:s text:c="3"/>5,012</text:p>
          </table:table-cell>
          <table:table-cell table:style-name="ce61" office:value-type="float" office:value="161" calcext:value-type="float">
            <text:p><text:s text:c="3"/>161</text:p>
          </table:table-cell>
          <table:table-cell table:style-name="ce61" office:value-type="float" office:value="88" calcext:value-type="float">
            <text:p><text:s text:c="3"/>88</text:p>
          </table:table-cell>
          <table:table-cell table:style-name="ce61" office:value-type="float" office:value="42" calcext:value-type="float">
            <text:p><text:s text:c="3"/>42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1194" calcext:value-type="float">
            <text:p><text:s text:c="3"/>101,194</text:p>
          </table:table-cell>
          <table:table-cell table:style-name="ce51" office:value-type="float" office:value="100879" calcext:value-type="float">
            <text:p><text:s text:c="3"/>100,879</text:p>
          </table:table-cell>
          <table:table-cell table:style-name="ce51" office:value-type="float" office:value="17500" calcext:value-type="float">
            <text:p><text:s text:c="3"/>17,500</text:p>
          </table:table-cell>
          <table:table-cell table:style-name="ce51" office:value-type="float" office:value="14318" calcext:value-type="float">
            <text:p><text:s text:c="3"/>14,318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07" calcext:value-type="float">
            <text:p><text:s text:c="3"/>207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2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6163" calcext:value-type="float">
            <text:p><text:s text:c="3"/>46,163</text:p>
          </table:table-cell>
          <table:table-cell table:style-name="ce59" office:value-type="float" office:value="46410" calcext:value-type="float">
            <text:p><text:s text:c="3"/>46,410</text:p>
          </table:table-cell>
          <table:table-cell table:style-name="ce61" office:value-type="float" office:value="9171" calcext:value-type="float">
            <text:p><text:s text:c="3"/>9,171</text:p>
          </table:table-cell>
          <table:table-cell table:style-name="ce61" office:value-type="float" office:value="8686" calcext:value-type="float">
            <text:p><text:s text:c="3"/>8,686</text:p>
          </table:table-cell>
          <table:table-cell table:style-name="ce61" office:value-type="float" office:value="184" calcext:value-type="float">
            <text:p><text:s text:c="3"/>184</text:p>
          </table:table-cell>
          <table:table-cell table:style-name="ce61" office:value-type="float" office:value="95" calcext:value-type="float">
            <text:p><text:s text:c="3"/>95</text:p>
          </table:table-cell>
          <table:table-cell table:style-name="ce61" office:value-type="float" office:value="43" calcext:value-type="float">
            <text:p><text:s text:c="3"/>43</text:p>
          </table:table-cell>
          <table:table-cell table:style-name="ce61" office:value-type="float" office:value="9855" calcext:value-type="float">
            <text:p><text:s text:c="3"/>9,855</text:p>
          </table:table-cell>
          <table:table-cell table:style-name="ce61" office:value-type="float" office:value="4425" calcext:value-type="float">
            <text:p><text:s text:c="3"/>4,425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5031" calcext:value-type="float">
            <text:p><text:s text:c="3"/>55,031</text:p>
          </table:table-cell>
          <table:table-cell table:style-name="ce59" office:value-type="float" office:value="54469" calcext:value-type="float">
            <text:p><text:s text:c="3"/>54,469</text:p>
          </table:table-cell>
          <table:table-cell table:style-name="ce61" office:value-type="float" office:value="8329" calcext:value-type="float">
            <text:p><text:s text:c="3"/>8,329</text:p>
          </table:table-cell>
          <table:table-cell table:style-name="ce61" office:value-type="float" office:value="5632" calcext:value-type="float">
            <text:p><text:s text:c="3"/>5,632</text:p>
          </table:table-cell>
          <table:table-cell table:style-name="ce61" office:value-type="float" office:value="176" calcext:value-type="float">
            <text:p><text:s text:c="3"/>176</text:p>
          </table:table-cell>
          <table:table-cell table:style-name="ce61" office:value-type="float" office:value="112" calcext:value-type="float">
            <text:p><text:s text:c="3"/>112</text:p>
          </table:table-cell>
          <table:table-cell table:style-name="ce61" office:value-type="float" office:value="68" calcext:value-type="float">
            <text:p><text:s text:c="3"/>68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3872" calcext:value-type="float">
            <text:p><text:s text:c="3"/>103,872</text:p>
          </table:table-cell>
          <table:table-cell table:style-name="ce51" office:value-type="float" office:value="103403" calcext:value-type="float">
            <text:p><text:s text:c="3"/>103,403</text:p>
          </table:table-cell>
          <table:table-cell table:style-name="ce51" office:value-type="float" office:value="19283" calcext:value-type="float">
            <text:p><text:s text:c="3"/>19,283</text:p>
          </table:table-cell>
          <table:table-cell table:style-name="ce51" office:value-type="float" office:value="14487" calcext:value-type="float">
            <text:p><text:s text:c="3"/>14,487</text:p>
          </table:table-cell>
          <table:table-cell table:style-name="ce51" office:value-type="float" office:value="421" calcext:value-type="float">
            <text:p><text:s text:c="3"/>421</text:p>
          </table:table-cell>
          <table:table-cell table:style-name="ce51" office:value-type="float" office:value="218" calcext:value-type="float">
            <text:p><text:s text:c="3"/>218</text:p>
          </table:table-cell>
          <table:table-cell table:style-name="ce51" office:value-type="float" office:value="126" calcext:value-type="float">
            <text:p><text:s text:c="3"/>126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3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6391" calcext:value-type="float">
            <text:p><text:s text:c="3"/>46,391</text:p>
          </table:table-cell>
          <table:table-cell table:style-name="ce59" office:value-type="float" office:value="46546" calcext:value-type="float">
            <text:p><text:s text:c="3"/>46,546</text:p>
          </table:table-cell>
          <table:table-cell table:style-name="ce61" office:value-type="float" office:value="9940" calcext:value-type="float">
            <text:p><text:s text:c="3"/>9,940</text:p>
          </table:table-cell>
          <table:table-cell table:style-name="ce61" office:value-type="float" office:value="8778" calcext:value-type="float">
            <text:p><text:s text:c="3"/>8,778</text:p>
          </table:table-cell>
          <table:table-cell table:style-name="ce61" office:value-type="float" office:value="216" calcext:value-type="float">
            <text:p><text:s text:c="3"/>216</text:p>
          </table:table-cell>
          <table:table-cell table:style-name="ce61" office:value-type="float" office:value="95" calcext:value-type="float">
            <text:p><text:s text:c="3"/>95</text:p>
          </table:table-cell>
          <table:table-cell table:style-name="ce61" office:value-type="float" office:value="64" calcext:value-type="float">
            <text:p><text:s text:c="3"/>64</text:p>
          </table:table-cell>
          <table:table-cell table:style-name="ce61" office:value-type="float" office:value="15151" calcext:value-type="float">
            <text:p><text:s text:c="3"/>15,151</text:p>
          </table:table-cell>
          <table:table-cell table:style-name="ce61" office:value-type="float" office:value="4989" calcext:value-type="float">
            <text:p><text:s text:c="3"/>4,989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7481" calcext:value-type="float">
            <text:p><text:s text:c="3"/>57,481</text:p>
          </table:table-cell>
          <table:table-cell table:style-name="ce59" office:value-type="float" office:value="56857" calcext:value-type="float">
            <text:p><text:s text:c="3"/>56,857</text:p>
          </table:table-cell>
          <table:table-cell table:style-name="ce61" office:value-type="float" office:value="9343" calcext:value-type="float">
            <text:p><text:s text:c="3"/>9,343</text:p>
          </table:table-cell>
          <table:table-cell table:style-name="ce61" office:value-type="float" office:value="5709" calcext:value-type="float">
            <text:p><text:s text:c="3"/>5,709</text:p>
          </table:table-cell>
          <table:table-cell table:style-name="ce61" office:value-type="float" office:value="205" calcext:value-type="float">
            <text:p><text:s text:c="3"/>205</text:p>
          </table:table-cell>
          <table:table-cell table:style-name="ce61" office:value-type="float" office:value="123" calcext:value-type="float">
            <text:p><text:s text:c="3"/>123</text:p>
          </table:table-cell>
          <table:table-cell table:style-name="ce61" office:value-type="float" office:value="62" calcext:value-type="float">
            <text:p><text:s text:c="3"/>62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91444" calcext:value-type="float">
            <text:p><text:s text:c="3"/>91,444</text:p>
          </table:table-cell>
          <table:table-cell table:style-name="ce51" office:value-type="float" office:value="90180" calcext:value-type="float">
            <text:p><text:s text:c="3"/>90,180</text:p>
          </table:table-cell>
          <table:table-cell table:style-name="ce51" office:value-type="float" office:value="17405" calcext:value-type="float">
            <text:p><text:s text:c="3"/>17,405</text:p>
          </table:table-cell>
          <table:table-cell table:style-name="ce51" office:value-type="float" office:value="12919" calcext:value-type="float">
            <text:p><text:s text:c="3"/>12,919</text:p>
          </table:table-cell>
          <table:table-cell table:style-name="ce51" office:value-type="float" office:value="354" calcext:value-type="float">
            <text:p><text:s text:c="3"/>354</text:p>
          </table:table-cell>
          <table:table-cell table:style-name="ce51" office:value-type="float" office:value="200" calcext:value-type="float">
            <text:p><text:s text:c="3"/>200</text:p>
          </table:table-cell>
          <table:table-cell table:style-name="ce51" office:value-type="float" office:value="103" calcext:value-type="float">
            <text:p><text:s text:c="3"/>103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4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1871" calcext:value-type="float">
            <text:p><text:s text:c="3"/>41,871</text:p>
          </table:table-cell>
          <table:table-cell table:style-name="ce59" office:value-type="float" office:value="41521" calcext:value-type="float">
            <text:p><text:s text:c="3"/>41,521</text:p>
          </table:table-cell>
          <table:table-cell table:style-name="ce61" office:value-type="float" office:value="8957" calcext:value-type="float">
            <text:p><text:s text:c="3"/>8,957</text:p>
          </table:table-cell>
          <table:table-cell table:style-name="ce61" office:value-type="float" office:value="7818" calcext:value-type="float">
            <text:p><text:s text:c="3"/>7,818</text:p>
          </table:table-cell>
          <table:table-cell table:style-name="ce61" office:value-type="float" office:value="181" calcext:value-type="float">
            <text:p><text:s text:c="3"/>181</text:p>
          </table:table-cell>
          <table:table-cell table:style-name="ce61" office:value-type="float" office:value="85" calcext:value-type="float">
            <text:p><text:s text:c="3"/>85</text:p>
          </table:table-cell>
          <table:table-cell table:style-name="ce61" office:value-type="float" office:value="57" calcext:value-type="float">
            <text:p><text:s text:c="3"/>57</text:p>
          </table:table-cell>
          <table:table-cell table:style-name="ce61" office:value-type="float" office:value="10110" calcext:value-type="float">
            <text:p><text:s text:c="3"/>10,110</text:p>
          </table:table-cell>
          <table:table-cell table:style-name="ce61" office:value-type="float" office:value="4795" calcext:value-type="float">
            <text:p><text:s text:c="3"/>4,795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9573" calcext:value-type="float">
            <text:p><text:s text:c="3"/>49,573</text:p>
          </table:table-cell>
          <table:table-cell table:style-name="ce59" office:value-type="float" office:value="48659" calcext:value-type="float">
            <text:p><text:s text:c="3"/>48,659</text:p>
          </table:table-cell>
          <table:table-cell table:style-name="ce61" office:value-type="float" office:value="8448" calcext:value-type="float">
            <text:p><text:s text:c="3"/>8,448</text:p>
          </table:table-cell>
          <table:table-cell table:style-name="ce61" office:value-type="float" office:value="5101" calcext:value-type="float">
            <text:p><text:s text:c="3"/>5,101</text:p>
          </table:table-cell>
          <table:table-cell table:style-name="ce61" office:value-type="float" office:value="173" calcext:value-type="float">
            <text:p><text:s text:c="3"/>173</text:p>
          </table:table-cell>
          <table:table-cell table:style-name="ce61" office:value-type="float" office:value="115" calcext:value-type="float">
            <text:p><text:s text:c="3"/>115</text:p>
          </table:table-cell>
          <table:table-cell table:style-name="ce61" office:value-type="float" office:value="46" calcext:value-type="float">
            <text:p><text:s text:c="3"/>46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3777" calcext:value-type="float">
            <text:p><text:s text:c="3"/>103,777</text:p>
          </table:table-cell>
          <table:table-cell table:style-name="ce51" office:value-type="float" office:value="101825" calcext:value-type="float">
            <text:p><text:s text:c="3"/>101,825</text:p>
          </table:table-cell>
          <table:table-cell table:style-name="ce51" office:value-type="float" office:value="18542" calcext:value-type="float">
            <text:p><text:s text:c="3"/>18,542</text:p>
          </table:table-cell>
          <table:table-cell table:style-name="ce51" office:value-type="float" office:value="13120" calcext:value-type="float">
            <text:p><text:s text:c="3"/>13,120</text:p>
          </table:table-cell>
          <table:table-cell table:style-name="ce51" office:value-type="float" office:value="411" calcext:value-type="float">
            <text:p><text:s text:c="3"/>411</text:p>
          </table:table-cell>
          <table:table-cell table:style-name="ce51" office:value-type="float" office:value="214" calcext:value-type="float">
            <text:p><text:s text:c="3"/>21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5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6891" calcext:value-type="float">
            <text:p><text:s text:c="3"/>46,891</text:p>
          </table:table-cell>
          <table:table-cell table:style-name="ce59" office:value-type="float" office:value="46667" calcext:value-type="float">
            <text:p><text:s text:c="3"/>46,667</text:p>
          </table:table-cell>
          <table:table-cell table:style-name="ce61" office:value-type="float" office:value="9527" calcext:value-type="float">
            <text:p><text:s text:c="3"/>9,527</text:p>
          </table:table-cell>
          <table:table-cell table:style-name="ce61" office:value-type="float" office:value="7977" calcext:value-type="float">
            <text:p><text:s text:c="3"/>7,977</text:p>
          </table:table-cell>
          <table:table-cell table:style-name="ce61" office:value-type="float" office:value="222" calcext:value-type="float">
            <text:p><text:s text:c="3"/>222</text:p>
          </table:table-cell>
          <table:table-cell table:style-name="ce61" office:value-type="float" office:value="99" calcext:value-type="float">
            <text:p><text:s text:c="3"/>99</text:p>
          </table:table-cell>
          <table:table-cell table:style-name="ce61" office:value-type="float" office:value="59" calcext:value-type="float">
            <text:p><text:s text:c="3"/>59</text:p>
          </table:table-cell>
          <table:table-cell table:style-name="ce61" office:value-type="float" office:value="10630" calcext:value-type="float">
            <text:p><text:s text:c="3"/>10,630</text:p>
          </table:table-cell>
          <table:table-cell table:style-name="ce61" office:value-type="float" office:value="5110" calcext:value-type="float">
            <text:p><text:s text:c="3"/>5,110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6886" calcext:value-type="float">
            <text:p><text:s text:c="3"/>56,886</text:p>
          </table:table-cell>
          <table:table-cell table:style-name="ce59" office:value-type="float" office:value="55158" calcext:value-type="float">
            <text:p><text:s text:c="3"/>55,158</text:p>
          </table:table-cell>
          <table:table-cell table:style-name="ce61" office:value-type="float" office:value="9015" calcext:value-type="float">
            <text:p><text:s text:c="3"/>9,015</text:p>
          </table:table-cell>
          <table:table-cell table:style-name="ce61" office:value-type="float" office:value="5143" calcext:value-type="float">
            <text:p><text:s text:c="3"/>5,143</text:p>
          </table:table-cell>
          <table:table-cell table:style-name="ce61" office:value-type="float" office:value="189" calcext:value-type="float">
            <text:p><text:s text:c="3"/>189</text:p>
          </table:table-cell>
          <table:table-cell table:style-name="ce61" office:value-type="float" office:value="115" calcext:value-type="float">
            <text:p><text:s text:c="3"/>115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89886" calcext:value-type="float">
            <text:p><text:s text:c="3"/>89,886</text:p>
          </table:table-cell>
          <table:table-cell table:style-name="ce51" office:value-type="float" office:value="88294" calcext:value-type="float">
            <text:p><text:s text:c="3"/>88,294</text:p>
          </table:table-cell>
          <table:table-cell table:style-name="ce51" office:value-type="float" office:value="19482" calcext:value-type="float">
            <text:p><text:s text:c="3"/>19,482</text:p>
          </table:table-cell>
          <table:table-cell table:style-name="ce51" office:value-type="float" office:value="11719" calcext:value-type="float">
            <text:p><text:s text:c="3"/>11,719</text:p>
          </table:table-cell>
          <table:table-cell table:style-name="ce51" office:value-type="float" office:value="381" calcext:value-type="float">
            <text:p><text:s text:c="3"/>381</text:p>
          </table:table-cell>
          <table:table-cell table:style-name="ce51" office:value-type="float" office:value="184" calcext:value-type="float">
            <text:p><text:s text:c="3"/>184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6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0632" calcext:value-type="float">
            <text:p><text:s text:c="3"/>40,632</text:p>
          </table:table-cell>
          <table:table-cell table:style-name="ce59" office:value-type="float" office:value="40248" calcext:value-type="float">
            <text:p><text:s text:c="3"/>40,248</text:p>
          </table:table-cell>
          <table:table-cell table:style-name="ce61" office:value-type="float" office:value="10192" calcext:value-type="float">
            <text:p><text:s text:c="3"/>10,192</text:p>
          </table:table-cell>
          <table:table-cell table:style-name="ce61" office:value-type="float" office:value="7053" calcext:value-type="float">
            <text:p><text:s text:c="3"/>7,053</text:p>
          </table:table-cell>
          <table:table-cell table:style-name="ce61" office:value-type="float" office:value="202" calcext:value-type="float">
            <text:p><text:s text:c="3"/>202</text:p>
          </table:table-cell>
          <table:table-cell table:style-name="ce61" office:value-type="float" office:value="82" calcext:value-type="float">
            <text:p><text:s text:c="3"/>82</text:p>
          </table:table-cell>
          <table:table-cell table:style-name="ce61" office:value-type="float" office:value="49" calcext:value-type="float">
            <text:p><text:s text:c="3"/>49</text:p>
          </table:table-cell>
          <table:table-cell table:style-name="ce61" office:value-type="float" office:value="10543" calcext:value-type="float">
            <text:p><text:s text:c="3"/>10,543</text:p>
          </table:table-cell>
          <table:table-cell table:style-name="ce61" office:value-type="float" office:value="4661" calcext:value-type="float">
            <text:p><text:s text:c="3"/>4,661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9254" calcext:value-type="float">
            <text:p><text:s text:c="3"/>49,254</text:p>
          </table:table-cell>
          <table:table-cell table:style-name="ce59" office:value-type="float" office:value="48046" calcext:value-type="float">
            <text:p><text:s text:c="3"/>48,046</text:p>
          </table:table-cell>
          <table:table-cell table:style-name="ce61" office:value-type="float" office:value="9290" calcext:value-type="float">
            <text:p><text:s text:c="3"/>9,290</text:p>
          </table:table-cell>
          <table:table-cell table:style-name="ce61" office:value-type="float" office:value="4666" calcext:value-type="float">
            <text:p><text:s text:c="3"/>4,666</text:p>
          </table:table-cell>
          <table:table-cell table:style-name="ce61" office:value-type="float" office:value="179" calcext:value-type="float">
            <text:p><text:s text:c="3"/>179</text:p>
          </table:table-cell>
          <table:table-cell table:style-name="ce61" office:value-type="float" office:value="102" calcext:value-type="float">
            <text:p><text:s text:c="3"/>102</text:p>
          </table:table-cell>
          <table:table-cell table:style-name="ce61" office:value-type="float" office:value="42" calcext:value-type="float">
            <text:p><text:s text:c="3"/>42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8129" calcext:value-type="float">
            <text:p><text:s text:c="3"/>108,129</text:p>
          </table:table-cell>
          <table:table-cell table:style-name="ce51" office:value-type="float" office:value="104825" calcext:value-type="float">
            <text:p><text:s text:c="3"/>104,825</text:p>
          </table:table-cell>
          <table:table-cell table:style-name="ce51" office:value-type="float" office:value="16897" calcext:value-type="float">
            <text:p><text:s text:c="3"/>16,897</text:p>
          </table:table-cell>
          <table:table-cell table:style-name="ce51" office:value-type="float" office:value="13576" calcext:value-type="float">
            <text:p><text:s text:c="3"/>13,576</text:p>
          </table:table-cell>
          <table:table-cell table:style-name="ce51" office:value-type="float" office:value="403" calcext:value-type="float">
            <text:p><text:s text:c="3"/>403</text:p>
          </table:table-cell>
          <table:table-cell table:style-name="ce51" office:value-type="float" office:value="247" calcext:value-type="float">
            <text:p><text:s text:c="3"/>247</text:p>
          </table:table-cell>
          <table:table-cell table:style-name="ce51" office:value-type="float" office:value="107" calcext:value-type="float">
            <text:p><text:s text:c="3"/>107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7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8981" calcext:value-type="float">
            <text:p><text:s text:c="3"/>48,981</text:p>
          </table:table-cell>
          <table:table-cell table:style-name="ce59" office:value-type="float" office:value="48007" calcext:value-type="float">
            <text:p><text:s text:c="3"/>48,007</text:p>
          </table:table-cell>
          <table:table-cell table:style-name="ce61" office:value-type="float" office:value="8806" calcext:value-type="float">
            <text:p><text:s text:c="3"/>8,806</text:p>
          </table:table-cell>
          <table:table-cell table:style-name="ce61" office:value-type="float" office:value="8190" calcext:value-type="float">
            <text:p><text:s text:c="3"/>8,190</text:p>
          </table:table-cell>
          <table:table-cell table:style-name="ce61" office:value-type="float" office:value="225" calcext:value-type="float">
            <text:p><text:s text:c="3"/>225</text:p>
          </table:table-cell>
          <table:table-cell table:style-name="ce61" office:value-type="float" office:value="126" calcext:value-type="float">
            <text:p><text:s text:c="3"/>126</text:p>
          </table:table-cell>
          <table:table-cell table:style-name="ce61" office:value-type="float" office:value="49" calcext:value-type="float">
            <text:p><text:s text:c="3"/>49</text:p>
          </table:table-cell>
          <table:table-cell table:style-name="ce61" office:value-type="float" office:value="12306" calcext:value-type="float">
            <text:p><text:s text:c="3"/>12,306</text:p>
          </table:table-cell>
          <table:table-cell table:style-name="ce61" office:value-type="float" office:value="5189" calcext:value-type="float">
            <text:p><text:s text:c="3"/>5,189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9148" calcext:value-type="float">
            <text:p><text:s text:c="3"/>59,148</text:p>
          </table:table-cell>
          <table:table-cell table:style-name="ce59" office:value-type="float" office:value="56818" calcext:value-type="float">
            <text:p><text:s text:c="3"/>56,818</text:p>
          </table:table-cell>
          <table:table-cell table:style-name="ce61" office:value-type="float" office:value="8091" calcext:value-type="float">
            <text:p><text:s text:c="3"/>8,091</text:p>
          </table:table-cell>
          <table:table-cell table:style-name="ce61" office:value-type="float" office:value="5386" calcext:value-type="float">
            <text:p><text:s text:c="3"/>5,386</text:p>
          </table:table-cell>
          <table:table-cell table:style-name="ce61" office:value-type="float" office:value="178" calcext:value-type="float">
            <text:p><text:s text:c="3"/>178</text:p>
          </table:table-cell>
          <table:table-cell table:style-name="ce61" office:value-type="float" office:value="121" calcext:value-type="float">
            <text:p><text:s text:c="3"/>121</text:p>
          </table:table-cell>
          <table:table-cell table:style-name="ce61" office:value-type="float" office:value="58" calcext:value-type="float">
            <text:p><text:s text:c="3"/>58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較上年同月　　増減 (%) △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3" office:value-type="float" office:value="5.92" calcext:value-type="float">
            <text:p><text:s/>5.92</text:p>
          </table:table-cell>
          <table:table-cell table:style-name="ce53" office:value-type="float" office:value="5.64" calcext:value-type="float">
            <text:p><text:s/>5.64</text:p>
          </table:table-cell>
          <table:table-cell table:style-name="ce53" office:value-type="float" office:value="6.36" calcext:value-type="float">
            <text:p><text:s/>6.36</text:p>
          </table:table-cell>
          <table:table-cell table:style-name="ce53" office:value-type="float" office:value="21.86" calcext:value-type="float">
            <text:p><text:s/>21.86</text:p>
          </table:table-cell>
          <table:table-cell table:style-name="ce53" office:value-type="float" office:value="17.15" calcext:value-type="float">
            <text:p><text:s/>17.15</text:p>
          </table:table-cell>
          <table:table-cell table:style-name="ce53" office:value-type="float" office:value="6.47" calcext:value-type="float">
            <text:p><text:s/>6.47</text:p>
          </table:table-cell>
          <table:table-cell table:style-name="ce53" office:value-type="float" office:value="-10.08" calcext:value-type="float">
            <text:p><text:s text:c="3"/>－10.08</text:p>
          </table:table-cell>
          <table:table-cell table:style-name="ce73"/>
          <table:table-cell table:style-name="ce85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6.47" calcext:value-type="float">
            <text:p><text:s/>6.47</text:p>
          </table:table-cell>
          <table:table-cell table:style-name="ce54" office:value-type="float" office:value="6.2" calcext:value-type="float">
            <text:p><text:s/>6.20</text:p>
          </table:table-cell>
          <table:table-cell table:style-name="ce54" office:value-type="float" office:value="5.73" calcext:value-type="float">
            <text:p><text:s/>5.73</text:p>
          </table:table-cell>
          <table:table-cell table:style-name="ce54" office:value-type="float" office:value="21.26" calcext:value-type="float">
            <text:p><text:s/>21.26</text:p>
          </table:table-cell>
          <table:table-cell table:style-name="ce54" office:value-type="float" office:value="25.7" calcext:value-type="float">
            <text:p><text:s/>25.70</text:p>
          </table:table-cell>
          <table:table-cell table:style-name="ce54" office:value-type="float" office:value="16.67" calcext:value-type="float">
            <text:p><text:s/>16.67</text:p>
          </table:table-cell>
          <table:table-cell table:style-name="ce54" office:value-type="float" office:value="-16.95" calcext:value-type="float">
            <text:p><text:s text:c="3"/>－16.95</text:p>
          </table:table-cell>
          <table:table-cell table:style-name="ce54" office:value-type="float" office:value="11.65" calcext:value-type="float">
            <text:p><text:s/>11.65</text:p>
          </table:table-cell>
          <table:table-cell table:style-name="ce86" office:value-type="float" office:value="2.81" calcext:value-type="float">
            <text:p><text:s/>2.81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8" office:value-type="string" office:string-value="女" calcext:value-type="string">
            <text:p><text:s/>女 </text:p>
          </table:table-cell>
          <table:table-cell table:style-name="ce55" office:value-type="float" office:value="5.47" calcext:value-type="float">
            <text:p><text:s/>5.47</text:p>
          </table:table-cell>
          <table:table-cell table:style-name="ce55" office:value-type="float" office:value="5.17" calcext:value-type="float">
            <text:p><text:s/>5.17</text:p>
          </table:table-cell>
          <table:table-cell table:style-name="ce55" office:value-type="float" office:value="7.05" calcext:value-type="float">
            <text:p><text:s/>7.05</text:p>
          </table:table-cell>
          <table:table-cell table:style-name="ce55" office:value-type="float" office:value="22.77" calcext:value-type="float">
            <text:p><text:s/>22.77</text:p>
          </table:table-cell>
          <table:table-cell table:style-name="ce55" office:value-type="float" office:value="7.88" calcext:value-type="float">
            <text:p><text:s/>7.88</text:p>
          </table:table-cell>
          <table:table-cell table:style-name="ce55" office:value-type="float" office:value="-2.42" calcext:value-type="float">
            <text:p><text:s text:c="3"/>－2.42</text:p>
          </table:table-cell>
          <table:table-cell table:style-name="ce55" office:value-type="float" office:value="-3.33" calcext:value-type="float">
            <text:p><text:s text:c="3"/>－3.33</text:p>
          </table:table-cell>
          <table:table-cell table:style-name="ce74"/>
          <table:table-cell table:style-name="ce87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6" office:value-type="float" office:value="20.3" calcext:value-type="float">
            <text:p><text:s/>20.30</text:p>
          </table:table-cell>
          <table:table-cell table:style-name="ce56" office:value-type="float" office:value="18.72" calcext:value-type="float">
            <text:p><text:s/>18.72</text:p>
          </table:table-cell>
          <table:table-cell table:style-name="ce56" office:value-type="float" office:value="-13.27" calcext:value-type="float">
            <text:p><text:s text:c="3"/>－13.27</text:p>
          </table:table-cell>
          <table:table-cell table:style-name="ce56" office:value-type="float" office:value="15.85" calcext:value-type="float">
            <text:p><text:s/>15.85</text:p>
          </table:table-cell>
          <table:table-cell table:style-name="ce56" office:value-type="float" office:value="5.77" calcext:value-type="float">
            <text:p><text:s/>5.77</text:p>
          </table:table-cell>
          <table:table-cell table:style-name="ce56" office:value-type="float" office:value="34.24" calcext:value-type="float">
            <text:p><text:s/>34.24</text:p>
          </table:table-cell>
          <table:table-cell table:style-name="ce56" office:value-type="float" office:value="17.58" calcext:value-type="float">
            <text:p><text:s/>17.58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20.55" calcext:value-type="float">
            <text:p><text:s/>20.55</text:p>
          </table:table-cell>
          <table:table-cell table:style-name="ce54" office:value-type="float" office:value="19.28" calcext:value-type="float">
            <text:p><text:s/>19.28</text:p>
          </table:table-cell>
          <table:table-cell table:style-name="ce54" office:value-type="float" office:value="-13.6" calcext:value-type="float">
            <text:p><text:s text:c="3"/>－13.60</text:p>
          </table:table-cell>
          <table:table-cell table:style-name="ce54" office:value-type="float" office:value="16.12" calcext:value-type="float">
            <text:p><text:s/>16.12</text:p>
          </table:table-cell>
          <table:table-cell table:style-name="ce54" office:value-type="float" office:value="11.39" calcext:value-type="float">
            <text:p><text:s/>11.39</text:p>
          </table:table-cell>
          <table:table-cell table:style-name="ce54" office:value-type="float" office:value="53.66" calcext:value-type="float">
            <text:p><text:s/>53.66</text:p>
          </table:table-cell>
          <table:table-cell table:style-name="ce54" office:value-type="float" office:value="0" calcext:value-type="float">
            <text:p>－</text:p>
          </table:table-cell>
          <table:table-cell table:style-name="ce54" office:value-type="float" office:value="16.72" calcext:value-type="float">
            <text:p><text:s/>16.72</text:p>
          </table:table-cell>
          <table:table-cell table:style-name="ce86" office:value-type="float" office:value="11.33" calcext:value-type="float">
            <text:p><text:s/>11.33</text:p>
          </table:table-cell>
          <table:table-cell table:style-name="ce95"/>
          <table:table-cell table:style-name="ce94" table:number-columns-repeated="18"/>
          <table:table-cell table:number-columns-repeated="994"/>
        </table:table-row>
        <table:table-row table:style-name="ro5">
          <table:covered-table-cell table:style-name="ce26"/>
          <table:table-cell table:style-name="ce38" office:value-type="string" office:string-value="女" calcext:value-type="string">
            <text:p><text:s/>女 </text:p>
          </table:table-cell>
          <table:table-cell table:style-name="ce55" office:value-type="float" office:value="20.09" calcext:value-type="float">
            <text:p><text:s/>20.09</text:p>
          </table:table-cell>
          <table:table-cell table:style-name="ce55" office:value-type="float" office:value="18.26" calcext:value-type="float">
            <text:p><text:s/>18.26</text:p>
          </table:table-cell>
          <table:table-cell table:style-name="ce55" office:value-type="float" office:value="-12.91" calcext:value-type="float">
            <text:p><text:s text:c="3"/>－12.91</text:p>
          </table:table-cell>
          <table:table-cell table:style-name="ce55" office:value-type="float" office:value="15.43" calcext:value-type="float">
            <text:p><text:s/>15.43</text:p>
          </table:table-cell>
          <table:table-cell table:style-name="ce55" office:value-type="float" office:value="-0.56" calcext:value-type="float">
            <text:p><text:s text:c="3"/>－0.56</text:p>
          </table:table-cell>
          <table:table-cell table:style-name="ce55" office:value-type="float" office:value="18.63" calcext:value-type="float">
            <text:p><text:s/>18.63</text:p>
          </table:table-cell>
          <table:table-cell table:style-name="ce55" office:value-type="float" office:value="38.1" calcext:value-type="float">
            <text:p><text:s/>38.10</text:p>
          </table:table-cell>
          <table:table-cell table:number-columns-repeated="2" table:style-name="ce75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6">
          <table:table-cell table:style-name="ce27" office:value-type="string" calcext:value-type="string">
            <text:p>  <text:span text:style-name="T2">說明</text:span><text:span text:style-name="T3">  : </text:span><text:span text:style-name="T4">本表按登記日期統計。</text:span></text:p>
          </table:table-cell>
          <table:table-cell table:style-name="ce39" table:number-columns-repeated="5"/>
          <table:table-cell table:style-name="ce63"/>
          <table:table-cell table:style-name="ce64"/>
          <table:table-cell table:style-name="ce63"/>
          <table:table-cell table:style-name="ce76"/>
          <table:table-cell table:style-name="ce88" office:value-type="string" calcext:value-type="string">
            <text:p>內政部戶政司 民國101年8月6日編製</text:p>
          </table:table-cell>
          <table:table-cell table:style-name="ce96" table:number-columns-repeated="1013"/>
        </table:table-row>
        <table:table-row table:style-name="ro7">
          <table:table-cell table:style-name="ce28"/>
          <table:table-cell table:number-columns-repeated="3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7" table:number-columns-repeated="2"/>
          <table:table-cell table:number-columns-repeated="1013"/>
        </table:table-row>
        <table:table-row table:style-name="ro7" table:number-rows-repeated="104847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5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10" table:default-cell-style-name="ce29"/>
        <table:table-column table:style-name="co2" table:default-cell-style-name="ce29"/>
        <table:table-column table:style-name="co11" table:number-columns-repeated="2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number-columns-repeated="2" table:default-cell-style-name="ce29"/>
        <table:table-column table:style-name="co15" table:default-cell-style-name="ce29"/>
        <table:table-column table:style-name="co13" table:default-cell-style-name="ce29"/>
        <table:table-column table:style-name="co14" table:default-cell-style-name="ce29"/>
        <table:table-column table:style-name="co6" table:number-columns-repeated="9" table:default-cell-style-name="ce29"/>
        <table:table-column table:style-name="co7" table:number-columns-repeated="6" table:default-cell-style-name="ce29"/>
        <table:table-column table:style-name="co8" table:number-columns-repeated="4" table:default-cell-style-name="ce29"/>
        <table:table-column table:style-name="co9" table:number-columns-repeated="994" table:default-cell-style-name="Default"/>
        <table:table-header-rows>
          <table:table-row table:style-name="ro8">
            <table:table-cell table:style-name="ce100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14"/>
            <table:table-cell table:style-name="ce89" table:number-columns-repeated="5"/>
            <table:table-cell table:style-name="ce97" table:number-columns-spanned="14" table:number-rows-spanned="1"/>
            <table:covered-table-cell table:number-columns-repeated="13" table:style-name="ce97"/>
            <table:table-cell table:style-name="ce99" table:number-columns-repeated="994"/>
          </table:table-row>
          <table:table-row table:style-name="ro9">
            <table:table-cell table:style-name="ce99"/>
            <table:table-cell table:style-name="ce115"/>
            <table:table-cell table:style-name="ce119" office:value-type="string" office:string-value="中 華 民 國 101 年 7 月 份" calcext:value-type="string" table:number-columns-spanned="7" table:number-rows-spanned="1">
              <text:p><text:s/>中 華 民 國 101 年 7 月 份 </text:p>
            </table:table-cell>
            <table:covered-table-cell table:number-columns-repeated="6" table:style-name="ce119"/>
            <table:table-cell table:style-name="ce123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24"/>
            <table:table-cell table:style-name="ce125" table:number-columns-repeated="4"/>
            <table:table-cell table:style-name="ce99" table:number-columns-repeated="2"/>
            <table:table-cell table:style-name="ce126" table:number-columns-repeated="4"/>
            <table:table-cell table:style-name="ce125"/>
            <table:table-cell table:style-name="ce126" table:number-columns-repeated="8"/>
            <table:table-cell table:style-name="ce99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30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0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7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7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7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7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7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5" office:value-type="string" office:string-value="終止" calcext:value-type="string">
              <text:p><text:s/>終止 </text:p>
            </table:table-cell>
            <table:table-cell table:style-name="ce65" office:value-type="string" office:string-value="結婚" calcext:value-type="string">
              <text:p><text:s/>結婚 </text:p>
            </table:table-cell>
            <table:table-cell table:style-name="ce79" office:value-type="string" calcext:value-type="string">
              <text:p>離婚</text:p>
            </table:table-cell>
            <table:table-cell table:style-name="ce90" table:number-columns-repeated="4"/>
            <table:table-cell table:number-columns-repeated="2"/>
            <table:table-cell table:style-name="ce98" table:number-columns-repeated="4"/>
            <table:table-cell table:style-name="ce90"/>
            <table:table-cell table:style-name="ce98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1"/>
            <table:covered-table-cell table:number-columns-repeated="5" table:style-name="ce58"/>
            <table:table-cell table:style-name="ce66" office:value-type="string" calcext:value-type="string">
              <text:p>收養</text:p>
            </table:table-cell>
            <table:table-cell table:style-name="ce66" office:value-type="string" calcext:value-type="string">
              <text:p>對數</text:p>
            </table:table-cell>
            <table:table-cell table:style-name="ce80" office:value-type="string" calcext:value-type="string">
              <text:p>對數</text:p>
            </table:table-cell>
            <table:table-cell table:style-name="ce91" table:number-columns-repeated="19"/>
            <table:table-cell table:number-columns-repeated="994"/>
          </table:table-row>
        </table:table-header-rows>
        <table:table-row table:style-name="ro10">
          <table:table-cell table:style-name="ce101"/>
          <table:table-cell table:style-name="ce32" office:value-type="string" office:string-value="計" calcext:value-type="string">
            <text:p><text:s/>計 </text:p>
          </table:table-cell>
          <table:table-cell table:style-name="ce49" office:value-type="float" office:value="108129" calcext:value-type="float">
            <text:p><text:s text:c="3"/>108,129</text:p>
          </table:table-cell>
          <table:table-cell table:style-name="ce49" office:value-type="float" office:value="104825" calcext:value-type="float">
            <text:p><text:s text:c="3"/>104,825</text:p>
          </table:table-cell>
          <table:table-cell table:style-name="ce49" office:value-type="float" office:value="16897" calcext:value-type="float">
            <text:p><text:s text:c="3"/>16,897</text:p>
          </table:table-cell>
          <table:table-cell table:style-name="ce49" office:value-type="float" office:value="13576" calcext:value-type="float">
            <text:p><text:s text:c="3"/>13,576</text:p>
          </table:table-cell>
          <table:table-cell table:style-name="ce49" office:value-type="float" office:value="403" calcext:value-type="float">
            <text:p><text:s text:c="3"/>403</text:p>
          </table:table-cell>
          <table:table-cell table:style-name="ce49" office:value-type="float" office:value="247" calcext:value-type="float">
            <text:p><text:s text:c="3"/>247</text:p>
          </table:table-cell>
          <table:table-cell table:style-name="ce49" office:value-type="float" office:value="107" calcext:value-type="float">
            <text:p><text:s text:c="3"/>107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 office:value-type="string" calcext:value-type="string">
            <text:p>總 <text:s text:c="3"/>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48981" calcext:value-type="float">
            <text:p><text:s text:c="3"/>48,981</text:p>
          </table:table-cell>
          <table:table-cell table:style-name="ce49" office:value-type="float" office:value="48007" calcext:value-type="float">
            <text:p><text:s text:c="3"/>48,007</text:p>
          </table:table-cell>
          <table:table-cell table:style-name="ce49" office:value-type="float" office:value="8806" calcext:value-type="float">
            <text:p><text:s text:c="3"/>8,806</text:p>
          </table:table-cell>
          <table:table-cell table:style-name="ce49" office:value-type="float" office:value="8190" calcext:value-type="float">
            <text:p><text:s text:c="3"/>8,190</text:p>
          </table:table-cell>
          <table:table-cell table:style-name="ce49" office:value-type="float" office:value="225" calcext:value-type="float">
            <text:p><text:s text:c="3"/>225</text:p>
          </table:table-cell>
          <table:table-cell table:style-name="ce49" office:value-type="float" office:value="126" calcext:value-type="float">
            <text:p><text:s text:c="3"/>126</text:p>
          </table:table-cell>
          <table:table-cell table:style-name="ce49" office:value-type="float" office:value="49" calcext:value-type="float">
            <text:p><text:s text:c="3"/>49</text:p>
          </table:table-cell>
          <table:table-cell table:style-name="ce49" office:value-type="float" office:value="12306" calcext:value-type="float">
            <text:p><text:s text:c="3"/>12,306</text:p>
          </table:table-cell>
          <table:table-cell table:style-name="ce60" office:value-type="float" office:value="5189" calcext:value-type="float">
            <text:p><text:s text:c="3"/>5,189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女" calcext:value-type="string">
            <text:p><text:s/>女 </text:p>
          </table:table-cell>
          <table:table-cell table:style-name="ce50" office:value-type="float" office:value="59148" calcext:value-type="float">
            <text:p><text:s text:c="3"/>59,148</text:p>
          </table:table-cell>
          <table:table-cell table:style-name="ce50" office:value-type="float" office:value="56818" calcext:value-type="float">
            <text:p><text:s text:c="3"/>56,818</text:p>
          </table:table-cell>
          <table:table-cell table:style-name="ce50" office:value-type="float" office:value="8091" calcext:value-type="float">
            <text:p><text:s text:c="3"/>8,091</text:p>
          </table:table-cell>
          <table:table-cell table:style-name="ce50" office:value-type="float" office:value="5386" calcext:value-type="float">
            <text:p><text:s text:c="3"/>5,386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50" office:value-type="float" office:value="121" calcext:value-type="float">
            <text:p><text:s text:c="3"/>121</text:p>
          </table:table-cell>
          <table:table-cell table:style-name="ce50" office:value-type="float" office:value="58" calcext:value-type="float">
            <text:p><text:s text:c="3"/>58</text:p>
          </table:table-cell>
          <table:table-cell table:style-name="ce7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2" office:value-type="string" office:string-value="計" calcext:value-type="string">
            <text:p><text:s/>計 </text:p>
          </table:table-cell>
          <table:table-cell table:style-name="ce60" office:value-type="float" office:value="19389" calcext:value-type="float">
            <text:p><text:s text:c="3"/>19,389</text:p>
          </table:table-cell>
          <table:table-cell table:style-name="ce60" office:value-type="float" office:value="18329" calcext:value-type="float">
            <text:p><text:s text:c="3"/>18,329</text:p>
          </table:table-cell>
          <table:table-cell table:style-name="ce60" office:value-type="float" office:value="3028" calcext:value-type="float">
            <text:p><text:s text:c="3"/>3,028</text:p>
          </table:table-cell>
          <table:table-cell table:style-name="ce60" office:value-type="float" office:value="1858" calcext:value-type="float">
            <text:p><text:s text:c="3"/>1,858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 office:value-type="string" calcext:value-type="string">
            <text:p>新北市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8699" calcext:value-type="float">
            <text:p><text:s text:c="3"/>8,699</text:p>
          </table:table-cell>
          <table:table-cell table:style-name="ce60" office:value-type="float" office:value="8479" calcext:value-type="float">
            <text:p><text:s text:c="3"/>8,479</text:p>
          </table:table-cell>
          <table:table-cell table:style-name="ce60" office:value-type="float" office:value="1564" calcext:value-type="float">
            <text:p><text:s text:c="3"/>1,564</text:p>
          </table:table-cell>
          <table:table-cell table:style-name="ce60" office:value-type="float" office:value="1159" calcext:value-type="float">
            <text:p><text:s text:c="3"/>1,159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423" calcext:value-type="float">
            <text:p><text:s text:c="3"/>2,423</text:p>
          </table:table-cell>
          <table:table-cell table:style-name="ce60" office:value-type="float" office:value="984" calcext:value-type="float">
            <text:p><text:s text:c="3"/>984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10690" calcext:value-type="float">
            <text:p><text:s text:c="3"/>10,690</text:p>
          </table:table-cell>
          <table:table-cell table:style-name="ce60" office:value-type="float" office:value="9850" calcext:value-type="float">
            <text:p><text:s text:c="3"/>9,850</text:p>
          </table:table-cell>
          <table:table-cell table:style-name="ce60" office:value-type="float" office:value="1464" calcext:value-type="float">
            <text:p><text:s text:c="3"/>1,464</text:p>
          </table:table-cell>
          <table:table-cell table:style-name="ce60" office:value-type="float" office:value="699" calcext:value-type="float">
            <text:p><text:s text:c="3"/>699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7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2" office:value-type="string" office:string-value="計" calcext:value-type="string">
            <text:p><text:s/>計 </text:p>
          </table:table-cell>
          <table:table-cell table:style-name="ce72" office:value-type="float" office:value="15876" calcext:value-type="float">
            <text:p><text:s text:c="3"/>15,876</text:p>
          </table:table-cell>
          <table:table-cell table:style-name="ce72" office:value-type="float" office:value="15275" calcext:value-type="float">
            <text:p><text:s text:c="3"/>15,275</text:p>
          </table:table-cell>
          <table:table-cell table:style-name="ce72" office:value-type="float" office:value="2099" calcext:value-type="float">
            <text:p><text:s text:c="3"/>2,099</text:p>
          </table:table-cell>
          <table:table-cell table:style-name="ce72" office:value-type="float" office:value="1476" calcext:value-type="float">
            <text:p><text:s text:c="3"/>1,476</text:p>
          </table:table-cell>
          <table:table-cell table:style-name="ce72" office:value-type="float" office:value="34" calcext:value-type="float">
            <text:p><text:s text:c="3"/>34</text:p>
          </table:table-cell>
          <table:table-cell table:style-name="ce72" office:value-type="float" office:value="35" calcext:value-type="float">
            <text:p><text:s text:c="3"/>35</text:p>
          </table:table-cell>
          <table:table-cell table:style-name="ce40" office:value-type="float" office:value="14" calcext:value-type="float">
            <text:p><text:s text:c="3"/>14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 office:value-type="string" calcext:value-type="string">
            <text:p>臺北市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7229" calcext:value-type="float">
            <text:p><text:s text:c="3"/>7,229</text:p>
          </table:table-cell>
          <table:table-cell table:style-name="ce60" office:value-type="float" office:value="7072" calcext:value-type="float">
            <text:p><text:s text:c="3"/>7,072</text:p>
          </table:table-cell>
          <table:table-cell table:style-name="ce60" office:value-type="float" office:value="1091" calcext:value-type="float">
            <text:p><text:s text:c="3"/>1,091</text:p>
          </table:table-cell>
          <table:table-cell table:style-name="ce60" office:value-type="float" office:value="873" calcext:value-type="float">
            <text:p><text:s text:c="3"/>87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581" calcext:value-type="float">
            <text:p><text:s text:c="3"/>1,581</text:p>
          </table:table-cell>
          <table:table-cell table:style-name="ce60" office:value-type="float" office:value="566" calcext:value-type="float">
            <text:p><text:s text:c="3"/>566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3" office:value-type="string" office:string-value="女" calcext:value-type="string">
            <text:p><text:s/>女 </text:p>
          </table:table-cell>
          <table:table-cell table:style-name="ce71" office:value-type="float" office:value="8647" calcext:value-type="float">
            <text:p><text:s text:c="3"/>8,647</text:p>
          </table:table-cell>
          <table:table-cell table:style-name="ce71" office:value-type="float" office:value="8203" calcext:value-type="float">
            <text:p><text:s text:c="3"/>8,203</text:p>
          </table:table-cell>
          <table:table-cell table:style-name="ce71" office:value-type="float" office:value="1008" calcext:value-type="float">
            <text:p><text:s text:c="3"/>1,008</text:p>
          </table:table-cell>
          <table:table-cell table:style-name="ce71" office:value-type="float" office:value="603" calcext:value-type="float">
            <text:p><text:s text:c="3"/>603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71" office:value-type="float" office:value="22" calcext:value-type="float">
            <text:p><text:s text:c="3"/>22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71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4" office:value-type="string" office:string-value="計" calcext:value-type="string">
            <text:p><text:s/>計 </text:p>
          </table:table-cell>
          <table:table-cell table:style-name="ce72" office:value-type="float" office:value="13636" calcext:value-type="float">
            <text:p><text:s text:c="3"/>13,636</text:p>
          </table:table-cell>
          <table:table-cell table:style-name="ce72" office:value-type="float" office:value="12750" calcext:value-type="float">
            <text:p><text:s text:c="3"/>12,750</text:p>
          </table:table-cell>
          <table:table-cell table:style-name="ce72" office:value-type="float" office:value="2029" calcext:value-type="float">
            <text:p><text:s text:c="3"/>2,029</text:p>
          </table:table-cell>
          <table:table-cell table:style-name="ce72" office:value-type="float" office:value="1335" calcext:value-type="float">
            <text:p><text:s text:c="3"/>1,335</text:p>
          </table:table-cell>
          <table:table-cell table:style-name="ce72" office:value-type="float" office:value="56" calcext:value-type="float">
            <text:p><text:s text:c="3"/>56</text:p>
          </table:table-cell>
          <table:table-cell table:style-name="ce72" office:value-type="float" office:value="23" calcext:value-type="float">
            <text:p><text:s text:c="3"/>23</text:p>
          </table:table-cell>
          <table:table-cell table:style-name="ce40" office:value-type="float" office:value="11" calcext:value-type="float">
            <text:p><text:s text:c="3"/>11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7" office:value-type="string" office:string-value="臺中市" calcext:value-type="string">
            <text:p><text:s/>臺中市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6097" calcext:value-type="float">
            <text:p><text:s text:c="3"/>6,097</text:p>
          </table:table-cell>
          <table:table-cell table:style-name="ce60" office:value-type="float" office:value="5725" calcext:value-type="float">
            <text:p><text:s text:c="3"/>5,725</text:p>
          </table:table-cell>
          <table:table-cell table:style-name="ce60" office:value-type="float" office:value="1050" calcext:value-type="float">
            <text:p><text:s text:c="3"/>1,050</text:p>
          </table:table-cell>
          <table:table-cell table:style-name="ce60" office:value-type="float" office:value="790" calcext:value-type="float">
            <text:p><text:s text:c="3"/>790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454" calcext:value-type="float">
            <text:p><text:s text:c="3"/>1,454</text:p>
          </table:table-cell>
          <table:table-cell table:style-name="ce60" office:value-type="float" office:value="639" calcext:value-type="float">
            <text:p><text:s text:c="3"/>639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女" calcext:value-type="string">
            <text:p><text:s/>女 </text:p>
          </table:table-cell>
          <table:table-cell table:style-name="ce71" office:value-type="float" office:value="7539" calcext:value-type="float">
            <text:p><text:s text:c="3"/>7,539</text:p>
          </table:table-cell>
          <table:table-cell table:style-name="ce71" office:value-type="float" office:value="7025" calcext:value-type="float">
            <text:p><text:s text:c="3"/>7,025</text:p>
          </table:table-cell>
          <table:table-cell table:style-name="ce71" office:value-type="float" office:value="979" calcext:value-type="float">
            <text:p><text:s text:c="3"/>979</text:p>
          </table:table-cell>
          <table:table-cell table:style-name="ce71" office:value-type="float" office:value="545" calcext:value-type="float">
            <text:p><text:s text:c="3"/>545</text:p>
          </table:table-cell>
          <table:table-cell table:style-name="ce71" office:value-type="float" office:value="29" calcext:value-type="float">
            <text:p><text:s text:c="3"/>29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71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2" office:value-type="string" office:string-value="計" calcext:value-type="string">
            <text:p><text:s/>計 </text:p>
          </table:table-cell>
          <table:table-cell table:style-name="ce72" office:value-type="float" office:value="7533" calcext:value-type="float">
            <text:p><text:s text:c="3"/>7,533</text:p>
          </table:table-cell>
          <table:table-cell table:style-name="ce72" office:value-type="float" office:value="7406" calcext:value-type="float">
            <text:p><text:s text:c="3"/>7,406</text:p>
          </table:table-cell>
          <table:table-cell table:style-name="ce72" office:value-type="float" office:value="1366" calcext:value-type="float">
            <text:p><text:s text:c="3"/>1,366</text:p>
          </table:table-cell>
          <table:table-cell table:style-name="ce72" office:value-type="float" office:value="1266" calcext:value-type="float">
            <text:p><text:s text:c="3"/>1,266</text:p>
          </table:table-cell>
          <table:table-cell table:style-name="ce72" office:value-type="float" office:value="28" calcext:value-type="float">
            <text:p><text:s text:c="3"/>28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7" office:value-type="string" office:string-value="臺南市" calcext:value-type="string">
            <text:p><text:s/>臺南市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3399" calcext:value-type="float">
            <text:p><text:s text:c="3"/>3,399</text:p>
          </table:table-cell>
          <table:table-cell table:style-name="ce60" office:value-type="float" office:value="3372" calcext:value-type="float">
            <text:p><text:s text:c="3"/>3,372</text:p>
          </table:table-cell>
          <table:table-cell table:style-name="ce60" office:value-type="float" office:value="702" calcext:value-type="float">
            <text:p><text:s text:c="3"/>702</text:p>
          </table:table-cell>
          <table:table-cell table:style-name="ce60" office:value-type="float" office:value="744" calcext:value-type="float">
            <text:p><text:s text:c="3"/>74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72" calcext:value-type="float">
            <text:p><text:s text:c="3"/>872</text:p>
          </table:table-cell>
          <table:table-cell table:style-name="ce60" office:value-type="float" office:value="387" calcext:value-type="float">
            <text:p><text:s text:c="3"/>387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2" office:value-type="string" office:string-value="女" calcext:value-type="string">
            <text:p><text:s/>女 </text:p>
          </table:table-cell>
          <table:table-cell table:style-name="ce71" office:value-type="float" office:value="4134" calcext:value-type="float">
            <text:p><text:s text:c="3"/>4,134</text:p>
          </table:table-cell>
          <table:table-cell table:style-name="ce71" office:value-type="float" office:value="4034" calcext:value-type="float">
            <text:p><text:s text:c="3"/>4,034</text:p>
          </table:table-cell>
          <table:table-cell table:style-name="ce71" office:value-type="float" office:value="664" calcext:value-type="float">
            <text:p><text:s text:c="3"/>664</text:p>
          </table:table-cell>
          <table:table-cell table:style-name="ce71" office:value-type="float" office:value="522" calcext:value-type="float">
            <text:p><text:s text:c="3"/>522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71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116" office:value-type="string" office:string-value="計" calcext:value-type="string">
            <text:p><text:s/>計 </text:p>
          </table:table-cell>
          <table:table-cell table:style-name="ce72" office:value-type="float" office:value="13380" calcext:value-type="float">
            <text:p><text:s text:c="3"/>13,380</text:p>
          </table:table-cell>
          <table:table-cell table:style-name="ce72" office:value-type="float" office:value="13336" calcext:value-type="float">
            <text:p><text:s text:c="3"/>13,336</text:p>
          </table:table-cell>
          <table:table-cell table:style-name="ce72" office:value-type="float" office:value="1842" calcext:value-type="float">
            <text:p><text:s text:c="3"/>1,842</text:p>
          </table:table-cell>
          <table:table-cell table:style-name="ce72" office:value-type="float" office:value="1634" calcext:value-type="float">
            <text:p><text:s text:c="3"/>1,634</text:p>
          </table:table-cell>
          <table:table-cell table:style-name="ce72" office:value-type="float" office:value="54" calcext:value-type="float">
            <text:p><text:s text:c="3"/>54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8" office:value-type="string" office:string-value="高雄市" calcext:value-type="string">
            <text:p><text:s/>高雄市 </text:p>
          </table:table-cell>
          <table:table-cell table:style-name="ce117" office:value-type="string" office:string-value="男" calcext:value-type="string">
            <text:p><text:s/>男 </text:p>
          </table:table-cell>
          <table:table-cell table:style-name="ce60" office:value-type="float" office:value="6124" calcext:value-type="float">
            <text:p><text:s text:c="3"/>6,124</text:p>
          </table:table-cell>
          <table:table-cell table:style-name="ce60" office:value-type="float" office:value="6169" calcext:value-type="float">
            <text:p><text:s text:c="3"/>6,169</text:p>
          </table:table-cell>
          <table:table-cell table:style-name="ce60" office:value-type="float" office:value="979" calcext:value-type="float">
            <text:p><text:s text:c="3"/>979</text:p>
          </table:table-cell>
          <table:table-cell table:style-name="ce60" office:value-type="float" office:value="1049" calcext:value-type="float">
            <text:p><text:s text:c="3"/>1,049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240" calcext:value-type="float">
            <text:p><text:s text:c="3"/>1,240</text:p>
          </table:table-cell>
          <table:table-cell table:style-name="ce60" office:value-type="float" office:value="632" calcext:value-type="float">
            <text:p><text:s text:c="3"/>632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118" office:value-type="string" office:string-value="女" calcext:value-type="string">
            <text:p><text:s/>女 </text:p>
          </table:table-cell>
          <table:table-cell table:style-name="ce71" office:value-type="float" office:value="7256" calcext:value-type="float">
            <text:p><text:s text:c="3"/>7,256</text:p>
          </table:table-cell>
          <table:table-cell table:style-name="ce71" office:value-type="float" office:value="7167" calcext:value-type="float">
            <text:p><text:s text:c="3"/>7,167</text:p>
          </table:table-cell>
          <table:table-cell table:style-name="ce71" office:value-type="float" office:value="863" calcext:value-type="float">
            <text:p><text:s text:c="3"/>863</text:p>
          </table:table-cell>
          <table:table-cell table:style-name="ce71" office:value-type="float" office:value="585" calcext:value-type="float">
            <text:p><text:s text:c="3"/>585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71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2" office:value-type="string" office:string-value="計" calcext:value-type="string">
            <text:p><text:s/>計 </text:p>
          </table:table-cell>
          <table:table-cell table:style-name="ce49" office:value-type="float" office:value="36735" calcext:value-type="float">
            <text:p><text:s text:c="3"/>36,735</text:p>
          </table:table-cell>
          <table:table-cell table:style-name="ce49" office:value-type="float" office:value="37267" calcext:value-type="float">
            <text:p><text:s text:c="3"/>37,267</text:p>
          </table:table-cell>
          <table:table-cell table:style-name="ce49" office:value-type="float" office:value="6401" calcext:value-type="float">
            <text:p><text:s text:c="3"/>6,401</text:p>
          </table:table-cell>
          <table:table-cell table:style-name="ce49" office:value-type="float" office:value="5944" calcext:value-type="float">
            <text:p><text:s text:c="3"/>5,944</text:p>
          </table:table-cell>
          <table:table-cell table:style-name="ce49" office:value-type="float" office:value="166" calcext:value-type="float">
            <text:p><text:s text:c="3"/>166</text:p>
          </table:table-cell>
          <table:table-cell table:style-name="ce49" office:value-type="float" office:value="107" calcext:value-type="float">
            <text:p><text:s text:c="3"/>107</text:p>
          </table:table-cell>
          <table:table-cell table:style-name="ce49" office:value-type="float" office:value="45" calcext:value-type="float">
            <text:p><text:s text:c="3"/>45</text:p>
          </table:table-cell>
          <table:table-cell table:style-name="ce45"/>
          <table:table-cell table:style-name="ce43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8" office:value-type="string" office:string-value="臺灣省" calcext:value-type="string">
            <text:p><text:s/>臺灣省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16650" calcext:value-type="float">
            <text:p><text:s text:c="3"/>16,650</text:p>
          </table:table-cell>
          <table:table-cell table:style-name="ce49" office:value-type="float" office:value="16936" calcext:value-type="float">
            <text:p><text:s text:c="3"/>16,936</text:p>
          </table:table-cell>
          <table:table-cell table:style-name="ce49" office:value-type="float" office:value="3346" calcext:value-type="float">
            <text:p><text:s text:c="3"/>3,346</text:p>
          </table:table-cell>
          <table:table-cell table:style-name="ce49" office:value-type="float" office:value="3541" calcext:value-type="float">
            <text:p><text:s text:c="3"/>3,541</text:p>
          </table:table-cell>
          <table:table-cell table:style-name="ce49" office:value-type="float" office:value="99" calcext:value-type="float">
            <text:p><text:s text:c="3"/>99</text:p>
          </table:table-cell>
          <table:table-cell table:style-name="ce49" office:value-type="float" office:value="58" calcext:value-type="float">
            <text:p><text:s text:c="3"/>58</text:p>
          </table:table-cell>
          <table:table-cell table:style-name="ce49" office:value-type="float" office:value="22" calcext:value-type="float">
            <text:p><text:s text:c="3"/>22</text:p>
          </table:table-cell>
          <table:table-cell table:style-name="ce49" office:value-type="float" office:value="4703" calcext:value-type="float">
            <text:p><text:s text:c="3"/>4,703</text:p>
          </table:table-cell>
          <table:table-cell table:style-name="ce60" office:value-type="float" office:value="1965" calcext:value-type="float">
            <text:p><text:s text:c="3"/>1,965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女" calcext:value-type="string">
            <text:p><text:s/>女 </text:p>
          </table:table-cell>
          <table:table-cell table:style-name="ce50" office:value-type="float" office:value="20085" calcext:value-type="float">
            <text:p><text:s text:c="3"/>20,085</text:p>
          </table:table-cell>
          <table:table-cell table:style-name="ce50" office:value-type="float" office:value="20331" calcext:value-type="float">
            <text:p><text:s text:c="3"/>20,331</text:p>
          </table:table-cell>
          <table:table-cell table:style-name="ce50" office:value-type="float" office:value="3055" calcext:value-type="float">
            <text:p><text:s text:c="3"/>3,055</text:p>
          </table:table-cell>
          <table:table-cell table:style-name="ce50" office:value-type="float" office:value="2403" calcext:value-type="float">
            <text:p><text:s text:c="3"/>2,403</text:p>
          </table:table-cell>
          <table:table-cell table:style-name="ce50" office:value-type="float" office:value="67" calcext:value-type="float">
            <text:p><text:s text:c="3"/>67</text:p>
          </table:table-cell>
          <table:table-cell table:style-name="ce50" office:value-type="float" office:value="49" calcext:value-type="float">
            <text:p><text:s text:c="3"/>49</text:p>
          </table:table-cell>
          <table:table-cell table:style-name="ce50" office:value-type="float" office:value="23" calcext:value-type="float">
            <text:p><text:s text:c="3"/>23</text:p>
          </table:table-cell>
          <table:table-cell table:style-name="ce46"/>
          <table:table-cell table:style-name="ce44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2221" calcext:value-type="float">
            <text:p><text:s text:c="3"/>2,221</text:p>
          </table:table-cell>
          <table:table-cell table:style-name="ce51" office:value-type="float" office:value="2299" calcext:value-type="float">
            <text:p><text:s text:c="3"/>2,299</text:p>
          </table:table-cell>
          <table:table-cell table:style-name="ce51" office:value-type="float" office:value="288" calcext:value-type="float">
            <text:p><text:s text:c="3"/>288</text:p>
          </table:table-cell>
          <table:table-cell table:style-name="ce51" office:value-type="float" office:value="312" calcext:value-type="float">
            <text:p><text:s text:c="3"/>312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宜<text:span text:style-name="T1">蘭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1048" calcext:value-type="float">
            <text:p><text:s text:c="3"/>1,048</text:p>
          </table:table-cell>
          <table:table-cell table:style-name="ce61" office:value-type="float" office:value="1073" calcext:value-type="float">
            <text:p><text:s text:c="3"/>1,073</text:p>
          </table:table-cell>
          <table:table-cell table:style-name="ce61" office:value-type="float" office:value="145" calcext:value-type="float">
            <text:p><text:s text:c="3"/>145</text:p>
          </table:table-cell>
          <table:table-cell table:style-name="ce61" office:value-type="float" office:value="191" calcext:value-type="float">
            <text:p><text:s text:c="3"/>191</text:p>
          </table:table-cell>
          <table:table-cell table:number-columns-repeated="2" table:style-name="ce61" office:value-type="float" office:value="6" calcext:value-type="float">
            <text:p><text:s text:c="3"/>6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237" calcext:value-type="float">
            <text:p><text:s text:c="3"/>237</text:p>
          </table:table-cell>
          <table:table-cell table:style-name="ce61" office:value-type="float" office:value="81" calcext:value-type="float">
            <text:p><text:s text:c="3"/>81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173" calcext:value-type="float">
            <text:p><text:s text:c="3"/>1,173</text:p>
          </table:table-cell>
          <table:table-cell table:style-name="ce75" office:value-type="float" office:value="1226" calcext:value-type="float">
            <text:p><text:s text:c="3"/>1,226</text:p>
          </table:table-cell>
          <table:table-cell table:style-name="ce75" office:value-type="float" office:value="143" calcext:value-type="float">
            <text:p><text:s text:c="3"/>143</text:p>
          </table:table-cell>
          <table:table-cell table:style-name="ce75" office:value-type="float" office:value="121" calcext:value-type="float">
            <text:p><text:s text:c="3"/>121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0397" calcext:value-type="float">
            <text:p><text:s text:c="3"/>10,397</text:p>
          </table:table-cell>
          <table:table-cell table:style-name="ce51" office:value-type="float" office:value="9334" calcext:value-type="float">
            <text:p><text:s text:c="3"/>9,334</text:p>
          </table:table-cell>
          <table:table-cell table:style-name="ce51" office:value-type="float" office:value="1473" calcext:value-type="float">
            <text:p><text:s text:c="3"/>1,473</text:p>
          </table:table-cell>
          <table:table-cell table:style-name="ce51" office:value-type="float" office:value="962" calcext:value-type="float">
            <text:p><text:s text:c="3"/>962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120" office:value-type="float" office:value="16" calcext:value-type="float">
            <text:p><text:s text:c="3"/>16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桃<text:span text:style-name="T1">園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4752" calcext:value-type="float">
            <text:p><text:s text:c="3"/>4,752</text:p>
          </table:table-cell>
          <table:table-cell table:style-name="ce61" office:value-type="float" office:value="4284" calcext:value-type="float">
            <text:p><text:s text:c="3"/>4,284</text:p>
          </table:table-cell>
          <table:table-cell table:style-name="ce61" office:value-type="float" office:value="748" calcext:value-type="float">
            <text:p><text:s text:c="3"/>748</text:p>
          </table:table-cell>
          <table:table-cell table:style-name="ce61" office:value-type="float" office:value="603" calcext:value-type="float">
            <text:p><text:s text:c="3"/>603</text:p>
          </table:table-cell>
          <table:table-cell table:style-name="ce61" office:value-type="float" office:value="27" calcext:value-type="float">
            <text:p><text:s text:c="3"/>27</text:p>
          </table:table-cell>
          <table:table-cell table:style-name="ce61" office:value-type="float" office:value="17" calcext:value-type="float">
            <text:p><text:s text:c="3"/>17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1271" calcext:value-type="float">
            <text:p><text:s text:c="3"/>1,271</text:p>
          </table:table-cell>
          <table:table-cell table:style-name="ce61" office:value-type="float" office:value="543" calcext:value-type="float">
            <text:p><text:s text:c="3"/>543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5645" calcext:value-type="float">
            <text:p><text:s text:c="3"/>5,645</text:p>
          </table:table-cell>
          <table:table-cell table:style-name="ce75" office:value-type="float" office:value="5050" calcext:value-type="float">
            <text:p><text:s text:c="3"/>5,050</text:p>
          </table:table-cell>
          <table:table-cell table:style-name="ce75" office:value-type="float" office:value="725" calcext:value-type="float">
            <text:p><text:s text:c="3"/>725</text:p>
          </table:table-cell>
          <table:table-cell table:style-name="ce75" office:value-type="float" office:value="359" calcext:value-type="float">
            <text:p><text:s text:c="3"/>359</text:p>
          </table:table-cell>
          <table:table-cell table:style-name="ce75" office:value-type="float" office:value="19" calcext:value-type="float">
            <text:p><text:s text:c="3"/>19</text:p>
          </table:table-cell>
          <table:table-cell table:style-name="ce75" office:value-type="float" office:value="14" calcext:value-type="float">
            <text:p><text:s text:c="3"/>14</text:p>
          </table:table-cell>
          <table:table-cell table:style-name="ce121" office:value-type="float" office:value="9" calcext:value-type="float">
            <text:p><text:s text:c="3"/>9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2498" calcext:value-type="float">
            <text:p><text:s text:c="3"/>2,498</text:p>
          </table:table-cell>
          <table:table-cell table:style-name="ce51" office:value-type="float" office:value="2128" calcext:value-type="float">
            <text:p><text:s text:c="3"/>2,128</text:p>
          </table:table-cell>
          <table:table-cell table:style-name="ce51" office:value-type="float" office:value="449" calcext:value-type="float">
            <text:p><text:s text:c="3"/>449</text:p>
          </table:table-cell>
          <table:table-cell table:style-name="ce51" office:value-type="float" office:value="277" calcext:value-type="float">
            <text:p><text:s text:c="3"/>277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新<text:span text:style-name="T1">竹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1159" calcext:value-type="float">
            <text:p><text:s text:c="3"/>1,159</text:p>
          </table:table-cell>
          <table:table-cell table:style-name="ce61" office:value-type="float" office:value="956" calcext:value-type="float">
            <text:p><text:s text:c="3"/>956</text:p>
          </table:table-cell>
          <table:table-cell table:style-name="ce61" office:value-type="float" office:value="239" calcext:value-type="float">
            <text:p><text:s text:c="3"/>239</text:p>
          </table:table-cell>
          <table:table-cell table:style-name="ce61" office:value-type="float" office:value="155" calcext:value-type="float">
            <text:p><text:s text:c="3"/>155</text:p>
          </table:table-cell>
          <table:table-cell table:style-name="ce61" office:value-type="float" office:value="3" calcext:value-type="float">
            <text:p><text:s text:c="3"/>3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61" office:value-type="float" office:value="275" calcext:value-type="float">
            <text:p><text:s text:c="3"/>275</text:p>
          </table:table-cell>
          <table:table-cell table:style-name="ce61" office:value-type="float" office:value="126" calcext:value-type="float">
            <text:p><text:s text:c="3"/>126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339" calcext:value-type="float">
            <text:p><text:s text:c="3"/>1,339</text:p>
          </table:table-cell>
          <table:table-cell table:style-name="ce75" office:value-type="float" office:value="1172" calcext:value-type="float">
            <text:p><text:s text:c="3"/>1,172</text:p>
          </table:table-cell>
          <table:table-cell table:style-name="ce75" office:value-type="float" office:value="210" calcext:value-type="float">
            <text:p><text:s text:c="3"/>210</text:p>
          </table:table-cell>
          <table:table-cell table:style-name="ce75" office:value-type="float" office:value="122" calcext:value-type="float">
            <text:p><text:s text:c="3"/>122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749" calcext:value-type="float">
            <text:p><text:s text:c="3"/>1,749</text:p>
          </table:table-cell>
          <table:table-cell table:style-name="ce51" office:value-type="float" office:value="1792" calcext:value-type="float">
            <text:p><text:s text:c="3"/>1,792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51" office:value-type="float" office:value="347" calcext:value-type="float">
            <text:p><text:s text:c="3"/>34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苗<text:span text:style-name="T1">栗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764" calcext:value-type="float">
            <text:p><text:s text:c="3"/>764</text:p>
          </table:table-cell>
          <table:table-cell table:style-name="ce61" office:value-type="float" office:value="799" calcext:value-type="float">
            <text:p><text:s text:c="3"/>799</text:p>
          </table:table-cell>
          <table:table-cell table:style-name="ce61" office:value-type="float" office:value="242" calcext:value-type="float">
            <text:p><text:s text:c="3"/>242</text:p>
          </table:table-cell>
          <table:table-cell table:style-name="ce61" office:value-type="float" office:value="202" calcext:value-type="float">
            <text:p><text:s text:c="3"/>202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334" calcext:value-type="float">
            <text:p><text:s text:c="3"/>334</text:p>
          </table:table-cell>
          <table:table-cell table:style-name="ce61" office:value-type="float" office:value="131" calcext:value-type="float">
            <text:p><text:s text:c="3"/>131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985" calcext:value-type="float">
            <text:p><text:s text:c="3"/>985</text:p>
          </table:table-cell>
          <table:table-cell table:style-name="ce75" office:value-type="float" office:value="993" calcext:value-type="float">
            <text:p><text:s text:c="3"/>993</text:p>
          </table:table-cell>
          <table:table-cell table:style-name="ce75" office:value-type="float" office:value="226" calcext:value-type="float">
            <text:p><text:s text:c="3"/>226</text:p>
          </table:table-cell>
          <table:table-cell table:style-name="ce75" office:value-type="float" office:value="145" calcext:value-type="float">
            <text:p><text:s text:c="3"/>14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3303" calcext:value-type="float">
            <text:p><text:s text:c="3"/>3,303</text:p>
          </table:table-cell>
          <table:table-cell table:style-name="ce51" office:value-type="float" office:value="3853" calcext:value-type="float">
            <text:p><text:s text:c="3"/>3,853</text:p>
          </table:table-cell>
          <table:table-cell table:style-name="ce51" office:value-type="float" office:value="998" calcext:value-type="float">
            <text:p><text:s text:c="3"/>998</text:p>
          </table:table-cell>
          <table:table-cell table:style-name="ce51" office:value-type="float" office:value="843" calcext:value-type="float">
            <text:p><text:s text:c="3"/>843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彰<text:span text:style-name="T1">化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1400" calcext:value-type="float">
            <text:p><text:s text:c="3"/>1,400</text:p>
          </table:table-cell>
          <table:table-cell table:style-name="ce61" office:value-type="float" office:value="1673" calcext:value-type="float">
            <text:p><text:s text:c="3"/>1,673</text:p>
          </table:table-cell>
          <table:table-cell table:style-name="ce61" office:value-type="float" office:value="536" calcext:value-type="float">
            <text:p><text:s text:c="3"/>536</text:p>
          </table:table-cell>
          <table:table-cell table:style-name="ce61" office:value-type="float" office:value="483" calcext:value-type="float">
            <text:p><text:s text:c="3"/>483</text:p>
          </table:table-cell>
          <table:table-cell table:style-name="ce61" office:value-type="float" office:value="12" calcext:value-type="float">
            <text:p><text:s text:c="3"/>12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61" office:value-type="float" office:value="557" calcext:value-type="float">
            <text:p><text:s text:c="3"/>557</text:p>
          </table:table-cell>
          <table:table-cell table:style-name="ce61" office:value-type="float" office:value="199" calcext:value-type="float">
            <text:p><text:s text:c="3"/>199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903" calcext:value-type="float">
            <text:p><text:s text:c="3"/>1,903</text:p>
          </table:table-cell>
          <table:table-cell table:style-name="ce75" office:value-type="float" office:value="2180" calcext:value-type="float">
            <text:p><text:s text:c="3"/>2,180</text:p>
          </table:table-cell>
          <table:table-cell table:style-name="ce75" office:value-type="float" office:value="462" calcext:value-type="float">
            <text:p><text:s text:c="3"/>462</text:p>
          </table:table-cell>
          <table:table-cell table:style-name="ce75" office:value-type="float" office:value="360" calcext:value-type="float">
            <text:p><text:s text:c="3"/>360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614" calcext:value-type="float">
            <text:p><text:s text:c="3"/>1,614</text:p>
          </table:table-cell>
          <table:table-cell table:style-name="ce51" office:value-type="float" office:value="1737" calcext:value-type="float">
            <text:p><text:s text:c="3"/>1,737</text:p>
          </table:table-cell>
          <table:table-cell table:style-name="ce51" office:value-type="float" office:value="293" calcext:value-type="float">
            <text:p><text:s text:c="3"/>293</text:p>
          </table:table-cell>
          <table:table-cell table:style-name="ce51" office:value-type="float" office:value="396" calcext:value-type="float">
            <text:p><text:s text:c="3"/>396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南<text:span text:style-name="T1">投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715" calcext:value-type="float">
            <text:p><text:s text:c="3"/>715</text:p>
          </table:table-cell>
          <table:table-cell table:style-name="ce61" office:value-type="float" office:value="818" calcext:value-type="float">
            <text:p><text:s text:c="3"/>818</text:p>
          </table:table-cell>
          <table:table-cell table:style-name="ce61" office:value-type="float" office:value="162" calcext:value-type="float">
            <text:p><text:s text:c="3"/>162</text:p>
          </table:table-cell>
          <table:table-cell table:style-name="ce61" office:value-type="float" office:value="248" calcext:value-type="float">
            <text:p><text:s text:c="3"/>248</text:p>
          </table:table-cell>
          <table:table-cell table:style-name="ce61" office:value-type="float" office:value="5" calcext:value-type="float">
            <text:p><text:s text:c="3"/>5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61" office:value-type="float" office:value="266" calcext:value-type="float">
            <text:p><text:s text:c="3"/>266</text:p>
          </table:table-cell>
          <table:table-cell table:style-name="ce61" office:value-type="float" office:value="83" calcext:value-type="float">
            <text:p><text:s text:c="3"/>83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899" calcext:value-type="float">
            <text:p><text:s text:c="3"/>899</text:p>
          </table:table-cell>
          <table:table-cell table:style-name="ce75" office:value-type="float" office:value="919" calcext:value-type="float">
            <text:p><text:s text:c="3"/>919</text:p>
          </table:table-cell>
          <table:table-cell table:style-name="ce75" office:value-type="float" office:value="131" calcext:value-type="float">
            <text:p><text:s text:c="3"/>131</text:p>
          </table:table-cell>
          <table:table-cell table:style-name="ce75" office:value-type="float" office:value="148" calcext:value-type="float">
            <text:p><text:s text:c="3"/>148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75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2221" calcext:value-type="float">
            <text:p><text:s text:c="3"/>2,221</text:p>
          </table:table-cell>
          <table:table-cell table:style-name="ce51" office:value-type="float" office:value="2488" calcext:value-type="float">
            <text:p><text:s text:c="3"/>2,488</text:p>
          </table:table-cell>
          <table:table-cell table:style-name="ce51" office:value-type="float" office:value="487" calcext:value-type="float">
            <text:p><text:s text:c="3"/>487</text:p>
          </table:table-cell>
          <table:table-cell table:style-name="ce51" office:value-type="float" office:value="569" calcext:value-type="float">
            <text:p><text:s text:c="3"/>569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雲<text:span text:style-name="T1">林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965" calcext:value-type="float">
            <text:p><text:s text:c="3"/>965</text:p>
          </table:table-cell>
          <table:table-cell table:style-name="ce61" office:value-type="float" office:value="1097" calcext:value-type="float">
            <text:p><text:s text:c="3"/>1,097</text:p>
          </table:table-cell>
          <table:table-cell table:style-name="ce61" office:value-type="float" office:value="259" calcext:value-type="float">
            <text:p><text:s text:c="3"/>259</text:p>
          </table:table-cell>
          <table:table-cell table:style-name="ce61" office:value-type="float" office:value="329" calcext:value-type="float">
            <text:p><text:s text:c="3"/>329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316" calcext:value-type="float">
            <text:p><text:s text:c="3"/>316</text:p>
          </table:table-cell>
          <table:table-cell table:style-name="ce61" office:value-type="float" office:value="129" calcext:value-type="float">
            <text:p><text:s text:c="3"/>129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256" calcext:value-type="float">
            <text:p><text:s text:c="3"/>1,256</text:p>
          </table:table-cell>
          <table:table-cell table:style-name="ce75" office:value-type="float" office:value="1391" calcext:value-type="float">
            <text:p><text:s text:c="3"/>1,391</text:p>
          </table:table-cell>
          <table:table-cell table:style-name="ce75" office:value-type="float" office:value="228" calcext:value-type="float">
            <text:p><text:s text:c="3"/>228</text:p>
          </table:table-cell>
          <table:table-cell table:style-name="ce75" office:value-type="float" office:value="240" calcext:value-type="float">
            <text:p><text:s text:c="3"/>240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668" calcext:value-type="float">
            <text:p><text:s text:c="3"/>1,668</text:p>
          </table:table-cell>
          <table:table-cell table:style-name="ce51" office:value-type="float" office:value="1899" calcext:value-type="float">
            <text:p><text:s text:c="3"/>1,899</text:p>
          </table:table-cell>
          <table:table-cell table:style-name="ce51" office:value-type="float" office:value="301" calcext:value-type="float">
            <text:p><text:s text:c="3"/>301</text:p>
          </table:table-cell>
          <table:table-cell table:style-name="ce51" office:value-type="float" office:value="429" calcext:value-type="float">
            <text:p><text:s text:c="3"/>429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嘉<text:span text:style-name="T1">義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751" calcext:value-type="float">
            <text:p><text:s text:c="3"/>751</text:p>
          </table:table-cell>
          <table:table-cell table:style-name="ce61" office:value-type="float" office:value="824" calcext:value-type="float">
            <text:p><text:s text:c="3"/>824</text:p>
          </table:table-cell>
          <table:table-cell table:style-name="ce61" office:value-type="float" office:value="164" calcext:value-type="float">
            <text:p><text:s text:c="3"/>164</text:p>
          </table:table-cell>
          <table:table-cell table:style-name="ce61" office:value-type="float" office:value="236" calcext:value-type="float">
            <text:p><text:s text:c="3"/>236</text:p>
          </table:table-cell>
          <table:table-cell table:number-columns-repeated="2" table:style-name="ce61" office:value-type="float" office:value="3" calcext:value-type="float">
            <text:p><text:s text:c="3"/>3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19" calcext:value-type="float">
            <text:p><text:s text:c="3"/>219</text:p>
          </table:table-cell>
          <table:table-cell table:style-name="ce61" office:value-type="float" office:value="94" calcext:value-type="float">
            <text:p><text:s text:c="3"/>94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917" calcext:value-type="float">
            <text:p><text:s text:c="3"/>917</text:p>
          </table:table-cell>
          <table:table-cell table:style-name="ce75" office:value-type="float" office:value="1075" calcext:value-type="float">
            <text:p><text:s text:c="3"/>1,075</text:p>
          </table:table-cell>
          <table:table-cell table:style-name="ce75" office:value-type="float" office:value="137" calcext:value-type="float">
            <text:p><text:s text:c="3"/>137</text:p>
          </table:table-cell>
          <table:table-cell table:style-name="ce75" office:value-type="float" office:value="193" calcext:value-type="float">
            <text:p><text:s text:c="3"/>193</text:p>
          </table:table-cell>
          <table:table-cell table:number-columns-repeated="2" table:style-name="ce75" office:value-type="float" office:value="1" calcext:value-type="float">
            <text:p><text:s text:c="3"/>1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2752" calcext:value-type="float">
            <text:p><text:s text:c="3"/>2,752</text:p>
          </table:table-cell>
          <table:table-cell table:style-name="ce51" office:value-type="float" office:value="3154" calcext:value-type="float">
            <text:p><text:s text:c="3"/>3,154</text:p>
          </table:table-cell>
          <table:table-cell table:style-name="ce51" office:value-type="float" office:value="462" calcext:value-type="float">
            <text:p><text:s text:c="3"/>462</text:p>
          </table:table-cell>
          <table:table-cell table:style-name="ce51" office:value-type="float" office:value="674" calcext:value-type="float">
            <text:p><text:s text:c="3"/>674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屏<text:span text:style-name="T1">東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1260" calcext:value-type="float">
            <text:p><text:s text:c="3"/>1,260</text:p>
          </table:table-cell>
          <table:table-cell table:style-name="ce61" office:value-type="float" office:value="1447" calcext:value-type="float">
            <text:p><text:s text:c="3"/>1,447</text:p>
          </table:table-cell>
          <table:table-cell table:style-name="ce61" office:value-type="float" office:value="264" calcext:value-type="float">
            <text:p><text:s text:c="3"/>264</text:p>
          </table:table-cell>
          <table:table-cell table:style-name="ce61" office:value-type="float" office:value="421" calcext:value-type="float">
            <text:p><text:s text:c="3"/>421</text:p>
          </table:table-cell>
          <table:table-cell table:number-columns-repeated="2" table:style-name="ce61" office:value-type="float" office:value="6" calcext:value-type="float">
            <text:p><text:s text:c="3"/>6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365" calcext:value-type="float">
            <text:p><text:s text:c="3"/>365</text:p>
          </table:table-cell>
          <table:table-cell table:style-name="ce61" office:value-type="float" office:value="174" calcext:value-type="float">
            <text:p><text:s text:c="3"/>174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492" calcext:value-type="float">
            <text:p><text:s text:c="3"/>1,492</text:p>
          </table:table-cell>
          <table:table-cell table:style-name="ce75" office:value-type="float" office:value="1707" calcext:value-type="float">
            <text:p><text:s text:c="3"/>1,707</text:p>
          </table:table-cell>
          <table:table-cell table:style-name="ce75" office:value-type="float" office:value="198" calcext:value-type="float">
            <text:p><text:s text:c="3"/>198</text:p>
          </table:table-cell>
          <table:table-cell table:style-name="ce75" office:value-type="float" office:value="253" calcext:value-type="float">
            <text:p><text:s text:c="3"/>253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764" calcext:value-type="float">
            <text:p><text:s text:c="3"/>764</text:p>
          </table:table-cell>
          <table:table-cell table:style-name="ce51" office:value-type="float" office:value="879" calcext:value-type="float">
            <text:p><text:s text:c="3"/>879</text:p>
          </table:table-cell>
          <table:table-cell table:style-name="ce51" office:value-type="float" office:value="141" calcext:value-type="float">
            <text:p><text:s text:c="3"/>141</text:p>
          </table:table-cell>
          <table:table-cell table:style-name="ce51" office:value-type="float" office:value="206" calcext:value-type="float">
            <text:p><text:s text:c="3"/>20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臺<text:span text:style-name="T1">東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350" calcext:value-type="float">
            <text:p><text:s text:c="3"/>350</text:p>
          </table:table-cell>
          <table:table-cell table:style-name="ce61" office:value-type="float" office:value="433" calcext:value-type="float">
            <text:p><text:s text:c="3"/>433</text:p>
          </table:table-cell>
          <table:table-cell table:style-name="ce61" office:value-type="float" office:value="67" calcext:value-type="float">
            <text:p><text:s text:c="3"/>67</text:p>
          </table:table-cell>
          <table:table-cell table:style-name="ce61" office:value-type="float" office:value="114" calcext:value-type="float">
            <text:p><text:s text:c="3"/>114</text:p>
          </table:table-cell>
          <table:table-cell table:style-name="ce61" office:value-type="float" office:value="3" calcext:value-type="float">
            <text:p><text:s text:c="3"/>3</text:p>
          </table:table-cell>
          <table:table-cell table:number-columns-repeated="2" table:style-name="ce61" office:value-type="float" office:value="4" calcext:value-type="float">
            <text:p><text:s text:c="3"/>4</text:p>
          </table:table-cell>
          <table:table-cell table:style-name="ce61" office:value-type="float" office:value="96" calcext:value-type="float">
            <text:p><text:s text:c="3"/>96</text:p>
          </table:table-cell>
          <table:table-cell table:style-name="ce61" office:value-type="float" office:value="52" calcext:value-type="float">
            <text:p><text:s text:c="3"/>52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414" calcext:value-type="float">
            <text:p><text:s text:c="3"/>414</text:p>
          </table:table-cell>
          <table:table-cell table:style-name="ce75" office:value-type="float" office:value="446" calcext:value-type="float">
            <text:p><text:s text:c="3"/>446</text:p>
          </table:table-cell>
          <table:table-cell table:style-name="ce75" office:value-type="float" office:value="74" calcext:value-type="float">
            <text:p><text:s text:c="3"/>74</text:p>
          </table:table-cell>
          <table:table-cell table:style-name="ce75" office:value-type="float" office:value="92" calcext:value-type="float">
            <text:p><text:s text:c="3"/>92</text:p>
          </table:table-cell>
          <table:table-cell table:number-columns-repeated="2" table:style-name="ce75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564" calcext:value-type="float">
            <text:p><text:s text:c="3"/>1,564</text:p>
          </table:table-cell>
          <table:table-cell table:style-name="ce51" office:value-type="float" office:value="1718" calcext:value-type="float">
            <text:p><text:s text:c="3"/>1,71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265" calcext:value-type="float">
            <text:p><text:s text:c="3"/>265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花<text:span text:style-name="T1">蓮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728" calcext:value-type="float">
            <text:p><text:s text:c="3"/>728</text:p>
          </table:table-cell>
          <table:table-cell table:style-name="ce61" office:value-type="float" office:value="776" calcext:value-type="float">
            <text:p><text:s text:c="3"/>776</text:p>
          </table:table-cell>
          <table:table-cell table:style-name="ce61" office:value-type="float" office:value="97" calcext:value-type="float">
            <text:p><text:s text:c="3"/>97</text:p>
          </table:table-cell>
          <table:table-cell table:style-name="ce61" office:value-type="float" office:value="162" calcext:value-type="float">
            <text:p><text:s text:c="3"/>162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168" calcext:value-type="float">
            <text:p><text:s text:c="3"/>168</text:p>
          </table:table-cell>
          <table:table-cell table:style-name="ce61" office:value-type="float" office:value="87" calcext:value-type="float">
            <text:p><text:s text:c="3"/>87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836" calcext:value-type="float">
            <text:p><text:s text:c="3"/>836</text:p>
          </table:table-cell>
          <table:table-cell table:style-name="ce75" office:value-type="float" office:value="942" calcext:value-type="float">
            <text:p><text:s text:c="3"/>942</text:p>
          </table:table-cell>
          <table:table-cell table:style-name="ce75" office:value-type="float" office:value="96" calcext:value-type="float">
            <text:p><text:s text:c="3"/>96</text:p>
          </table:table-cell>
          <table:table-cell table:style-name="ce75" office:value-type="float" office:value="103" calcext:value-type="float">
            <text:p><text:s text:c="3"/>103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121" office:value-type="float" office:value="3" calcext:value-type="float">
            <text:p><text:s text:c="3"/>3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734" calcext:value-type="float">
            <text:p><text:s text:c="3"/>734</text:p>
          </table:table-cell>
          <table:table-cell table:style-name="ce51" office:value-type="float" office:value="517" calcext:value-type="float">
            <text:p><text:s text:c="3"/>517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澎<text:span text:style-name="T1">湖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389" calcext:value-type="float">
            <text:p><text:s text:c="3"/>389</text:p>
          </table:table-cell>
          <table:table-cell table:style-name="ce61" office:value-type="float" office:value="269" calcext:value-type="float">
            <text:p><text:s text:c="3"/>269</text:p>
          </table:table-cell>
          <table:table-cell table:style-name="ce61" office:value-type="float" office:value="40" calcext:value-type="float">
            <text:p><text:s text:c="3"/>40</text:p>
          </table:table-cell>
          <table:table-cell table:style-name="ce61" office:value-type="float" office:value="32" calcext:value-type="float">
            <text:p><text:s text:c="3"/>32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31" calcext:value-type="float">
            <text:p><text:s text:c="3"/>31</text:p>
          </table:table-cell>
          <table:table-cell table:style-name="ce61" office:value-type="float" office:value="21" calcext:value-type="float">
            <text:p><text:s text:c="3"/>21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345" calcext:value-type="float">
            <text:p><text:s text:c="3"/>345</text:p>
          </table:table-cell>
          <table:table-cell table:style-name="ce75" office:value-type="float" office:value="248" calcext:value-type="float">
            <text:p><text:s text:c="3"/>248</text:p>
          </table:table-cell>
          <table:table-cell table:style-name="ce75" office:value-type="float" office:value="35" calcext:value-type="float">
            <text:p><text:s text:c="3"/>35</text:p>
          </table:table-cell>
          <table:table-cell table:style-name="ce75" office:value-type="float" office:value="37" calcext:value-type="float">
            <text:p><text:s text:c="3"/>37</text:p>
          </table:table-cell>
          <table:table-cell table:number-columns-repeated="2" table:style-name="ce75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875" calcext:value-type="float">
            <text:p><text:s text:c="3"/>1,875</text:p>
          </table:table-cell>
          <table:table-cell table:style-name="ce51" office:value-type="float" office:value="2084" calcext:value-type="float">
            <text:p><text:s text:c="3"/>2,084</text:p>
          </table:table-cell>
          <table:table-cell table:style-name="ce51" office:value-type="float" office:value="180" calcext:value-type="float">
            <text:p><text:s text:c="3"/>180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基<text:span text:style-name="T1">隆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843" calcext:value-type="float">
            <text:p><text:s text:c="3"/>843</text:p>
          </table:table-cell>
          <table:table-cell table:style-name="ce61" office:value-type="float" office:value="941" calcext:value-type="float">
            <text:p><text:s text:c="3"/>941</text:p>
          </table:table-cell>
          <table:table-cell table:style-name="ce61" office:value-type="float" office:value="92" calcext:value-type="float">
            <text:p><text:s text:c="3"/>92</text:p>
          </table:table-cell>
          <table:table-cell table:style-name="ce61" office:value-type="float" office:value="144" calcext:value-type="float">
            <text:p><text:s text:c="3"/>144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186" calcext:value-type="float">
            <text:p><text:s text:c="3"/>186</text:p>
          </table:table-cell>
          <table:table-cell table:style-name="ce61" office:value-type="float" office:value="95" calcext:value-type="float">
            <text:p><text:s text:c="3"/>95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032" calcext:value-type="float">
            <text:p><text:s text:c="3"/>1,032</text:p>
          </table:table-cell>
          <table:table-cell table:style-name="ce75" office:value-type="float" office:value="1143" calcext:value-type="float">
            <text:p><text:s text:c="3"/>1,143</text:p>
          </table:table-cell>
          <table:table-cell table:style-name="ce75" office:value-type="float" office:value="88" calcext:value-type="float">
            <text:p><text:s text:c="3"/>88</text:p>
          </table:table-cell>
          <table:table-cell table:style-name="ce75" office:value-type="float" office:value="96" calcext:value-type="float">
            <text:p><text:s text:c="3"/>96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2126" calcext:value-type="float">
            <text:p><text:s text:c="3"/>2,126</text:p>
          </table:table-cell>
          <table:table-cell table:style-name="ce51" office:value-type="float" office:value="2030" calcext:value-type="float">
            <text:p><text:s text:c="3"/>2,030</text:p>
          </table:table-cell>
          <table:table-cell table:style-name="ce51" office:value-type="float" office:value="435" calcext:value-type="float">
            <text:p><text:s text:c="3"/>435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新<text:span text:style-name="T1">竹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983" calcext:value-type="float">
            <text:p><text:s text:c="3"/>983</text:p>
          </table:table-cell>
          <table:table-cell table:style-name="ce61" office:value-type="float" office:value="929" calcext:value-type="float">
            <text:p><text:s text:c="3"/>929</text:p>
          </table:table-cell>
          <table:table-cell table:style-name="ce61" office:value-type="float" office:value="222" calcext:value-type="float">
            <text:p><text:s text:c="3"/>222</text:p>
          </table:table-cell>
          <table:table-cell table:style-name="ce61" office:value-type="float" office:value="133" calcext:value-type="float">
            <text:p><text:s text:c="3"/>133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260" calcext:value-type="float">
            <text:p><text:s text:c="3"/>260</text:p>
          </table:table-cell>
          <table:table-cell table:style-name="ce61" office:value-type="float" office:value="98" calcext:value-type="float">
            <text:p><text:s text:c="3"/>98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143" calcext:value-type="float">
            <text:p><text:s text:c="3"/>1,143</text:p>
          </table:table-cell>
          <table:table-cell table:style-name="ce75" office:value-type="float" office:value="1101" calcext:value-type="float">
            <text:p><text:s text:c="3"/>1,101</text:p>
          </table:table-cell>
          <table:table-cell table:style-name="ce75" office:value-type="float" office:value="213" calcext:value-type="float">
            <text:p><text:s text:c="3"/>213</text:p>
          </table:table-cell>
          <table:table-cell table:style-name="ce75" office:value-type="float" office:value="69" calcext:value-type="float">
            <text:p><text:s text:c="3"/>69</text:p>
          </table:table-cell>
          <table:table-cell table:number-columns-repeated="2" table:style-name="ce75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249" calcext:value-type="float">
            <text:p><text:s text:c="3"/>1,249</text:p>
          </table:table-cell>
          <table:table-cell table:style-name="ce51" office:value-type="float" office:value="1355" calcext:value-type="float">
            <text:p><text:s text:c="3"/>1,355</text:p>
          </table:table-cell>
          <table:table-cell table:style-name="ce51" office:value-type="float" office:value="158" calcext:value-type="float">
            <text:p><text:s text:c="3"/>158</text:p>
          </table:table-cell>
          <table:table-cell table:style-name="ce51" office:value-type="float" office:value="153" calcext:value-type="float">
            <text:p><text:s text:c="3"/>153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嘉<text:span text:style-name="T1">義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543" calcext:value-type="float">
            <text:p><text:s text:c="3"/>543</text:p>
          </table:table-cell>
          <table:table-cell table:style-name="ce61" office:value-type="float" office:value="617" calcext:value-type="float">
            <text:p><text:s text:c="3"/>617</text:p>
          </table:table-cell>
          <table:table-cell table:style-name="ce61" office:value-type="float" office:value="69" calcext:value-type="float">
            <text:p><text:s text:c="3"/>69</text:p>
          </table:table-cell>
          <table:table-cell table:style-name="ce61" office:value-type="float" office:value="88" calcext:value-type="float">
            <text:p><text:s text:c="3"/>88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22" calcext:value-type="float">
            <text:p><text:s text:c="3"/>122</text:p>
          </table:table-cell>
          <table:table-cell table:style-name="ce61" office:value-type="float" office:value="52" calcext:value-type="float">
            <text:p><text:s text:c="3"/>52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706" calcext:value-type="float">
            <text:p><text:s text:c="3"/>706</text:p>
          </table:table-cell>
          <table:table-cell table:style-name="ce75" office:value-type="float" office:value="738" calcext:value-type="float">
            <text:p><text:s text:c="3"/>738</text:p>
          </table:table-cell>
          <table:table-cell table:style-name="ce75" office:value-type="float" office:value="89" calcext:value-type="float">
            <text:p><text:s text:c="3"/>89</text:p>
          </table:table-cell>
          <table:table-cell table:style-name="ce75" office:value-type="float" office:value="65" calcext:value-type="float">
            <text:p><text:s text:c="3"/>65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32" office:value-type="string" office:string-value="計" calcext:value-type="string">
            <text:p><text:s/>計 </text:p>
          </table:table-cell>
          <table:table-cell table:style-name="ce49" office:value-type="float" office:value="1580" calcext:value-type="float">
            <text:p><text:s text:c="3"/>1,580</text:p>
          </table:table-cell>
          <table:table-cell table:style-name="ce49" office:value-type="float" office:value="462" calcext:value-type="float">
            <text:p><text:s text:c="3"/>462</text:p>
          </table:table-cell>
          <table:table-cell table:style-name="ce49" office:value-type="float" office:value="132" calcext:value-type="float">
            <text:p><text:s text:c="3"/>132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 office:value-type="string" calcext:value-type="string">
            <text:p>福<text:span text:style-name="T8">建省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783" calcext:value-type="float">
            <text:p><text:s text:c="3"/>783</text:p>
          </table:table-cell>
          <table:table-cell table:style-name="ce45" office:value-type="float" office:value="254" calcext:value-type="float">
            <text:p><text:s text:c="3"/>254</text:p>
          </table:table-cell>
          <table:table-cell table:style-name="ce45" office:value-type="float" office:value="74" calcext:value-type="float">
            <text:p><text:s text:c="3"/>74</text:p>
          </table:table-cell>
          <table:table-cell table:style-name="ce45" office:value-type="float" office:value="34" calcext:value-type="float">
            <text:p><text:s text:c="3"/>34</text:p>
          </table:table-cell>
          <table:table-cell table:style-name="ce45" office:value-type="float" office:value="1" calcext:value-type="float">
            <text:p><text:s text:c="3"/>1</text:p>
          </table:table-cell>
          <table:table-cell table:style-name="ce45" office:value-type="float" office:value="0" calcext:value-type="float">
            <text:p>—</text:p>
          </table:table-cell>
          <table:table-cell table:style-name="ce45" office:value-type="float" office:value="1" calcext:value-type="float">
            <text:p><text:s text:c="3"/>1</text:p>
          </table:table-cell>
          <table:table-cell table:style-name="ce45" office:value-type="float" office:value="33" calcext:value-type="float">
            <text:p><text:s text:c="3"/>33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3" office:value-type="string" office:string-value="女" calcext:value-type="string">
            <text:p><text:s/>女 </text:p>
          </table:table-cell>
          <table:table-cell table:style-name="ce46" office:value-type="float" office:value="797" calcext:value-type="float">
            <text:p><text:s text:c="3"/>797</text:p>
          </table:table-cell>
          <table:table-cell table:style-name="ce46" office:value-type="float" office:value="208" calcext:value-type="float">
            <text:p><text:s text:c="3"/>208</text:p>
          </table:table-cell>
          <table:table-cell table:style-name="ce46" office:value-type="float" office:value="58" calcext:value-type="float">
            <text:p><text:s text:c="3"/>58</text:p>
          </table:table-cell>
          <table:table-cell table:style-name="ce46" office:value-type="float" office:value="29" calcext:value-type="float">
            <text:p><text:s text:c="3"/>29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0" calcext:value-type="float">
            <text:p>—</text:p>
          </table:table-cell>
          <table:table-cell table:style-name="ce46" office:value-type="float" office:value="1" calcext:value-type="float">
            <text:p><text:s text:c="3"/>1</text:p>
          </table:table-cell>
          <table:table-cell table:number-columns-repeated="2" table:style-name="ce44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190" calcext:value-type="float">
            <text:p><text:s text:c="3"/>1,190</text:p>
          </table:table-cell>
          <table:table-cell table:style-name="ce51" office:value-type="float" office:value="430" calcext:value-type="float">
            <text:p><text:s text:c="3"/>430</text:p>
          </table:table-cell>
          <table:table-cell table:style-name="ce51" office:value-type="float" office:value="115" calcext:value-type="float">
            <text:p><text:s text:c="3"/>115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金<text:span text:style-name="T1">門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571" calcext:value-type="float">
            <text:p><text:s text:c="3"/>571</text:p>
          </table:table-cell>
          <table:table-cell table:style-name="ce61" office:value-type="float" office:value="235" calcext:value-type="float">
            <text:p><text:s text:c="3"/>235</text:p>
          </table:table-cell>
          <table:table-cell table:style-name="ce61" office:value-type="float" office:value="60" calcext:value-type="float">
            <text:p><text:s text:c="3"/>60</text:p>
          </table:table-cell>
          <table:table-cell table:style-name="ce61" office:value-type="float" office:value="31" calcext:value-type="float">
            <text:p><text:s text:c="3"/>31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28" calcext:value-type="float">
            <text:p><text:s text:c="3"/>28</text:p>
          </table:table-cell>
          <table:table-cell table:style-name="ce61" office:value-type="float" office:value="13" calcext:value-type="float">
            <text:p><text:s text:c="3"/>13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619" calcext:value-type="float">
            <text:p><text:s text:c="3"/>619</text:p>
          </table:table-cell>
          <table:table-cell table:style-name="ce75" office:value-type="float" office:value="195" calcext:value-type="float">
            <text:p><text:s text:c="3"/>195</text:p>
          </table:table-cell>
          <table:table-cell table:style-name="ce75" office:value-type="float" office:value="55" calcext:value-type="float">
            <text:p><text:s text:c="3"/>55</text:p>
          </table:table-cell>
          <table:table-cell table:style-name="ce75" office:value-type="float" office:value="28" calcext:value-type="float">
            <text:p><text:s text:c="3"/>28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75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390" calcext:value-type="float">
            <text:p><text:s text:c="3"/>390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連<text:span text:style-name="T1">江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212" calcext:value-type="float">
            <text:p><text:s text:c="3"/>212</text:p>
          </table:table-cell>
          <table:table-cell table:style-name="ce61" office:value-type="float" office:value="19" calcext:value-type="float">
            <text:p><text:s text:c="3"/>19</text:p>
          </table:table-cell>
          <table:table-cell table:style-name="ce61" office:value-type="float" office:value="14" calcext:value-type="float">
            <text:p><text:s text:c="3"/>14</text:p>
          </table:table-cell>
          <table:table-cell table:style-name="ce61" office:value-type="float" office:value="3" calcext:value-type="float">
            <text:p><text:s text:c="3"/>3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78" calcext:value-type="float">
            <text:p><text:s text:c="3"/>178</text:p>
          </table:table-cell>
          <table:table-cell table:style-name="ce75" office:value-type="float" office:value="13" calcext:value-type="float">
            <text:p><text:s text:c="3"/>13</text:p>
          </table:table-cell>
          <table:table-cell table:style-name="ce75" office:value-type="float" office:value="3" calcext:value-type="float">
            <text:p><text:s text:c="3"/>3</text:p>
          </table:table-cell>
          <table:table-cell table:number-columns-repeated="2" table:style-name="ce75" office:value-type="float" office:value="1" calcext:value-type="float">
            <text:p><text:s text:c="3"/>1</text:p>
          </table:table-cell>
          <table:table-cell table:style-name="ce75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2" table:number-columns-repeated="19"/>
          <table:table-cell table:number-columns-repeated="994"/>
        </table:table-row>
        <table:table-row table:style-name="ro3">
          <table:table-cell table:style-name="ce111"/>
          <table:table-cell table:style-name="ce39" table:number-columns-repeated="5"/>
          <table:table-cell table:style-name="ce63"/>
          <table:table-cell table:style-name="ce88" office:value-type="string" calcext:value-type="string" table:number-columns-spanned="4" table:number-rows-spanned="1">
            <text:p>內政部戶政司 民國101年8月6日編製</text:p>
          </table:table-cell>
          <table:covered-table-cell table:number-columns-repeated="3" table:style-name="ce122"/>
          <table:table-cell table:style-name="ce96" table:number-columns-repeated="1013"/>
        </table:table-row>
        <table:table-row table:style-name="ro5">
          <table:table-cell table:style-name="ce111"/>
          <table:table-cell table:number-columns-repeated="3"/>
          <table:table-cell table:style-name="ce62" table:number-columns-repeated="7"/>
          <table:table-cell table:number-columns-repeated="1013"/>
        </table:table-row>
        <table:table-row table:style-name="ro11">
          <table:table-cell table:style-name="ce112"/>
          <table:table-cell table:number-columns-repeated="3"/>
          <table:table-cell table:style-name="ce62" table:number-columns-repeated="5"/>
          <table:table-cell table:style-name="ce77" table:number-columns-repeated="2"/>
          <table:table-cell table:number-columns-repeated="1013"/>
        </table:table-row>
        <table:table-row table:style-name="ro7">
          <table:table-cell table:style-name="ce112"/>
          <table:table-cell table:number-columns-repeated="1023"/>
        </table:table-row>
        <table:table-row table:style-name="ro7">
          <table:table-cell table:style-name="ce113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1.07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1.07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1.07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1.07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1.07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1.07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1.07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5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8-06T16:57:52</meta:creation-date>
    <dc:creator>user</dc:creator>
    <dc:date>2012-08-06T16:58:21</dc:date>
    <meta:document-statistic meta:table-count="2" meta:cell-count="1547" meta:object-count="0"/>
    <meta:generator>LibreOffice/5.0.5.2$Windows_x86 LibreOffice_project/55b006a02d247b5f7215fc6ea0fde844b30035b3</meta:generator>
  </office:meta>
</office:document-meta>
</file>